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29LT Bukra Bold" svg:font-family="'29LT Bukra Bold'" style:font-pitch="variable"/>
    <style:font-face style:name="29LT Bukra Bold1" svg:font-family="'29LT Bukra Bold'" style:font-adornments="Bold" style:font-pitch="variable"/>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onospace" svg:font-family="Monospace" style:font-pitch="variable"/>
    <style:font-face style:name="Monospace1" svg:font-family="Monospace" style:font-adornments="Regular"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pace Mono" svg:font-family="'Space Mono'" style:font-pitch="fixed"/>
    <style:font-face style:name="Space Mono1" svg:font-family="'Space Mono'" style:font-adornments="Bold" style:font-pitch="fixed"/>
    <style:font-face style:name="Space Mono2" svg:font-family="'Space Mono'" style:font-adornments="Regular" style:font-pitch="fixed"/>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master-page-name="">
      <loext:graphic-properties draw:fill="none"/>
      <style:paragraph-properties fo:margin-left="-0.3752in" fo:margin-right="-0.3752in" fo:margin-top="0in" fo:margin-bottom="0in" style:contextual-spacing="false" fo:line-height="115%" fo:text-align="center" style:justify-single-word="false" fo:orphans="2" fo:widows="2" fo:hyphenation-ladder-count="no-limit" fo:hyphenation-keep="auto" loext:hyphenation-keep-type="column" fo:text-indent="0in" style:auto-text-indent="false" style:page-number="auto" fo:background-color="transparent" style:writing-mode="lr-tb">
        <style:tab-stops/>
      </style:paragraph-properties>
      <style:text-properties fo:color="#336791" loext:opacity="100%" fo:font-size="35pt" fo:font-weight="bold" officeooo:rsid="00b1ab76" officeooo:paragraph-rsid="00b1ab76" style:font-size-asian="35pt" style:font-weight-asian="bold" style:font-size-complex="35pt" style:font-weight-complex="bold" fo:hyphenate="false" fo:hyphenation-remain-char-count="2" fo:hyphenation-push-char-count="2" loext:hyphenation-no-caps="false" loext:hyphenation-no-last-word="false" loext:hyphenation-word-char-count="5" loext:hyphenation-zone="no-limit"/>
    </style:style>
    <style:style style:name="P2" style:family="paragraph" style:parent-style-name="Standard">
      <loext:graphic-properties draw:fill="none"/>
      <style:paragraph-properties fo:margin-left="-0.3752in" fo:margin-right="-0.3752in" fo:margin-top="0in" fo:margin-bottom="0in" style:contextual-spacing="false" fo:line-height="115%" fo:text-align="center" style:justify-single-word="false" fo:orphans="2" fo:widows="2" fo:hyphenation-ladder-count="no-limit" fo:hyphenation-keep="auto" loext:hyphenation-keep-type="column" fo:text-indent="0in" style:auto-text-indent="false" fo:background-color="transparent" style:writing-mode="lr-tb">
        <style:tab-stops/>
      </style:paragraph-properties>
      <style:text-properties fo:font-size="29pt" fo:font-weight="bold" officeooo:rsid="00b1ab76" officeooo:paragraph-rsid="00b1ab76" style:font-size-asian="29pt" style:font-weight-asian="bold" style:font-size-complex="29pt" style:font-weight-complex="bold" fo:hyphenate="false" fo:hyphenation-remain-char-count="2" fo:hyphenation-push-char-count="2" loext:hyphenation-no-caps="false" loext:hyphenation-no-last-word="false" loext:hyphenation-word-char-count="5" loext:hyphenation-zone="no-limit"/>
    </style:style>
    <style:style style:name="P3" style:family="paragraph" style:parent-style-name="Standard">
      <loext:graphic-properties draw:fill="none"/>
      <style:paragraph-properties fo:margin-left="-0.3752in" fo:margin-right="-0.3752in" fo:margin-top="0in" fo:margin-bottom="0in" style:contextual-spacing="false" fo:line-height="115%" fo:text-align="start" style:justify-single-word="false" fo:orphans="2" fo:widows="2" fo:hyphenation-ladder-count="no-limit" fo:hyphenation-keep="auto" loext:hyphenation-keep-type="column" fo:text-indent="0in" style:auto-text-indent="false" fo:background-color="transparent" style:writing-mode="lr-tb">
        <style:tab-stops/>
      </style:paragraph-properties>
      <style:text-properties fo:color="#336791" loext:opacity="100%" style:font-name="Space Mono" fo:font-size="16.1000003814697pt" fo:font-style="normal" fo:font-weight="bold" officeooo:rsid="00bbc7e1" officeooo:paragraph-rsid="00bbc7e1" style:font-size-asian="16.1000003814697pt" style:font-style-asian="normal" style:font-weight-asian="bold" style:font-size-complex="16.1000003814697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4" style:family="paragraph" style:parent-style-name="Standard">
      <loext:graphic-properties draw:fill="none"/>
      <style:paragraph-properties fo:margin-left="-0.3752in" fo:margin-right="-0.3752in" fo:margin-top="0in" fo:margin-bottom="0in" style:contextual-spacing="false" fo:line-height="115%" fo:text-align="end" style:justify-single-word="false" fo:orphans="2" fo:widows="2" fo:hyphenation-ladder-count="no-limit" fo:hyphenation-keep="auto" loext:hyphenation-keep-type="column" fo:text-indent="0in" style:auto-text-indent="false" fo:background-color="transparent" style:writing-mode="rl-tb">
        <style:tab-stops/>
      </style:paragraph-properties>
      <style:text-properties fo:color="#ff0000" loext:opacity="100%" style:font-name="Space Mono" fo:font-size="15pt" fo:font-style="normal" fo:font-weight="bold" officeooo:rsid="00dfc906" officeooo:paragraph-rsid="00dfc906" style:font-size-asian="15pt" style:font-style-asian="normal" style:font-weight-asian="bold" style:font-size-complex="15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0df256d" officeooo:paragraph-rsid="00df256d" style:font-size-asian="29pt" style:font-weight-asian="bold" style:font-size-complex="29pt" style:font-weight-complex="bold"/>
    </style:style>
    <style:style style:name="P6"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dea4b" officeooo:paragraph-rsid="00bdea4b" style:font-size-asian="23pt" style:font-style-asian="normal" style:font-weight-asian="bold" style:font-size-complex="23pt" style:font-style-complex="normal" style:font-weight-complex="bold"/>
    </style:style>
    <style:style style:name="P7"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eaaf3" officeooo:paragraph-rsid="00beaaf3" style:font-size-asian="23pt" style:font-style-asian="normal" style:font-weight-asian="bold" style:font-size-complex="23pt" style:font-style-complex="normal" style:font-weight-complex="bold"/>
    </style:style>
    <style:style style:name="P8"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ed469" officeooo:paragraph-rsid="00bed469" style:font-size-asian="23pt" style:font-style-asian="normal" style:font-weight-asian="bold" style:font-size-complex="23pt" style:font-style-complex="normal" style:font-weight-complex="bold"/>
    </style:style>
    <style:style style:name="P9"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f21a5" officeooo:paragraph-rsid="00bf21a5" style:font-size-asian="23pt" style:font-style-asian="normal" style:font-weight-asian="bold" style:font-size-complex="23pt" style:font-style-complex="normal" style:font-weight-complex="bold"/>
    </style:style>
    <style:style style:name="P1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17pt" fo:font-weight="bold" officeooo:rsid="00bf21a5" officeooo:paragraph-rsid="00bf21a5" style:font-size-asian="17pt" style:font-style-asian="normal" style:font-weight-asian="bold" style:font-size-complex="17pt" style:font-style-complex="normal" style:font-weight-complex="bold"/>
    </style:style>
    <style:style style:name="P11" style:family="paragraph" style:parent-style-name="Standard">
      <style:paragraph-properties fo:margin-left="-0.3752in" fo:margin-right="-0.3752in" fo:margin-top="0in" fo:margin-bottom="0in" style:contextual-spacing="false" fo:line-height="115%" fo:text-indent="0in" style:auto-text-indent="false"/>
      <style:text-properties fo:font-weight="bold" officeooo:paragraph-rsid="00bf21a5" style:font-weight-asian="bold" style:font-weight-complex="bold"/>
    </style:style>
    <style:style style:name="P1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style="normal" fo:font-weight="bold" officeooo:rsid="00bf21a5" officeooo:paragraph-rsid="00c3c8ef" style:font-size-asian="23pt" style:font-style-asian="normal" style:font-weight-asian="bold" style:font-size-complex="23pt" style:font-style-complex="normal" style:font-weight-complex="bold"/>
    </style:style>
    <style:style style:name="P1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0pt" fo:font-weight="bold" officeooo:rsid="00bf21a5" officeooo:paragraph-rsid="00bf21a5" style:font-size-asian="20pt" style:font-style-asian="normal" style:font-weight-asian="bold" style:font-size-complex="20pt" style:font-style-complex="normal" style:font-weight-complex="bold"/>
    </style:style>
    <style:style style:name="P14" style:family="paragraph" style:parent-style-name="Standard">
      <style:paragraph-properties fo:margin-left="-0.3752in" fo:margin-right="-0.3752in" fo:margin-top="0.0398in" fo:margin-bottom="0.0398in" style:contextual-spacing="false" fo:line-height="115%" fo:text-indent="0in" style:auto-text-indent="false"/>
      <style:text-properties fo:color="#cccccc" loext:opacity="100%" style:font-name="Monospace" fo:font-size="17pt" fo:font-style="normal" fo:font-weight="bold" officeooo:rsid="00c7dc9f" officeooo:paragraph-rsid="00c7dc9f" style:font-size-asian="17pt" style:font-style-asian="normal" style:font-weight-asian="bold" style:font-size-complex="17pt" style:font-style-complex="normal" style:font-weight-complex="bold"/>
    </style:style>
    <style:style style:name="P15" style:family="paragraph" style:parent-style-name="Standard">
      <style:paragraph-properties fo:margin-left="-0.3752in" fo:margin-right="-0.3752in" fo:margin-top="0.0398in" fo:margin-bottom="0.0398in" style:contextual-spacing="false" fo:line-height="115%" fo:text-align="end" style:justify-single-word="false" fo:text-indent="0in" style:auto-text-indent="false" style:writing-mode="rl-tb"/>
      <style:text-properties fo:color="#336791" loext:opacity="100%" style:font-name="Space Mono" fo:font-size="18pt" fo:font-style="normal" fo:font-weight="bold" officeooo:rsid="00c9c214" officeooo:paragraph-rsid="00c9c214" style:font-size-asian="18pt" style:font-style-asian="normal" style:font-weight-asian="bold" style:font-size-complex="18pt" style:font-style-complex="normal" style:font-weight-complex="bold"/>
    </style:style>
    <style:style style:name="P16"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1" fo:font-size="20pt" fo:font-weight="bold" officeooo:paragraph-rsid="00c9c214" style:font-size-asian="20pt" style:font-weight-asian="bold" style:font-size-complex="20pt" style:font-weight-complex="bold"/>
    </style:style>
    <style:style style:name="P17"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3pt" fo:font-style="normal" fo:font-weight="bold" officeooo:rsid="00c3c8ef" officeooo:paragraph-rsid="00ca5cf4" style:font-size-asian="23pt" style:font-style-asian="normal" style:font-weight-asian="bold" style:font-size-complex="23pt" style:font-style-complex="normal" style:font-weight-complex="bold"/>
    </style:style>
    <style:style style:name="P18" style:family="paragraph" style:parent-style-name="Standard">
      <style:paragraph-properties fo:margin-left="-0.3752in" fo:margin-right="-0.3752in" fo:margin-top="0.0398in" fo:margin-bottom="0.0398in" style:contextual-spacing="false" fo:line-height="115%" fo:text-align="end" style:justify-single-word="false" fo:text-indent="0in" style:auto-text-indent="false" style:writing-mode="rl-tb"/>
      <style:text-properties fo:color="#336791" loext:opacity="100%" style:font-name="Space Mono" fo:font-size="20pt" fo:font-style="normal" fo:font-weight="bold" officeooo:rsid="00cc0527" officeooo:paragraph-rsid="00ccdb46" style:font-size-asian="20pt" style:font-style-asian="normal" style:font-weight-asian="bold" style:font-size-complex="20pt" style:font-style-complex="normal" style:font-weight-complex="bold"/>
    </style:style>
    <style:style style:name="P19"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0pt" fo:font-style="normal" fo:font-weight="bold" officeooo:rsid="00c3c8ef" officeooo:paragraph-rsid="00ca5cf4" style:font-size-asian="20pt" style:font-style-asian="normal" style:font-weight-asian="bold" style:font-size-complex="20pt" style:font-style-complex="normal" style:font-weight-complex="bold"/>
    </style:style>
    <style:style style:name="P20"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3pt" fo:font-style="normal" fo:font-weight="bold" officeooo:rsid="00bf21a5" officeooo:paragraph-rsid="00f97eb7" style:font-size-asian="23pt" style:font-style-asian="normal" style:font-weight-asian="bold" style:font-size-complex="23pt" style:font-style-complex="normal" style:font-weight-complex="bold"/>
    </style:style>
    <style:style style:name="P21"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0pt" fo:font-weight="bold" officeooo:rsid="00c3c8ef" officeooo:paragraph-rsid="00ca5cf4" style:font-size-asian="20pt" style:font-style-asian="normal" style:font-weight-asian="bold" style:font-size-complex="20pt" style:font-style-complex="normal" style:font-weight-complex="bold"/>
    </style:style>
    <style:style style:name="P22" style:family="paragraph" style:parent-style-name="Standard">
      <style:paragraph-properties fo:margin-left="-0.3752in" fo:margin-right="-0.3752in" fo:margin-top="0.0398in" fo:margin-bottom="0.0398in" style:contextual-spacing="false" fo:line-height="115%" fo:text-indent="0in" style:auto-text-indent="false"/>
      <style:text-properties fo:font-weight="bold" officeooo:paragraph-rsid="00ca5cf4" style:font-weight-asian="bold" style:font-weight-complex="bold"/>
    </style:style>
    <style:style style:name="P2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0c8ca" style:font-size-asian="23pt" style:font-weight-asian="bold" style:font-weight-complex="bold"/>
    </style:style>
    <style:style style:name="P24"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Space Mono" fo:font-size="23pt" fo:font-style="normal" fo:font-weight="bold" officeooo:rsid="00c3c8ef" officeooo:paragraph-rsid="00ca5cf4" style:font-size-asian="23pt" style:font-style-asian="normal" style:font-weight-asian="bold" style:font-size-complex="23pt" style:font-style-complex="normal" style:font-weight-complex="bold"/>
    </style:style>
    <style:style style:name="P2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22f6b" style:font-size-asian="23pt" style:font-weight-asian="bold" style:font-weight-complex="bold"/>
    </style:style>
    <style:style style:name="P26"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53a47" style:font-size-asian="23pt" style:font-weight-asian="bold" style:font-weight-complex="bold"/>
    </style:style>
    <style:style style:name="P27"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17pt" fo:font-style="normal" fo:font-weight="bold" officeooo:rsid="00c3c8ef" officeooo:paragraph-rsid="00ca5cf4" style:font-size-asian="17pt" style:font-style-asian="normal" style:font-weight-asian="bold" style:font-size-complex="17pt" style:font-style-complex="normal" style:font-weight-complex="bold"/>
    </style:style>
    <style:style style:name="P2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71acc" style:font-size-asian="23pt" style:font-weight-asian="bold" style:font-weight-complex="bold"/>
    </style:style>
    <style:style style:name="P29"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1pt" fo:font-weight="bold" officeooo:rsid="00c3c8ef" officeooo:paragraph-rsid="00ca5cf4" style:font-size-asian="21pt" style:font-style-asian="normal" style:font-weight-asian="bold" style:font-size-complex="21pt" style:font-style-complex="normal" style:font-weight-complex="bold"/>
    </style:style>
    <style:style style:name="P30" style:family="paragraph" style:parent-style-name="خط_20_سفلي">
      <style:text-properties fo:color="#158466" loext:opacity="100%" fo:font-size="18pt" fo:font-weight="bold" style:font-size-asian="18pt" style:font-weight-asian="bold" style:font-size-complex="18pt" style:font-weight-complex="bold"/>
    </style:style>
    <style:style style:name="P31"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0dde719" officeooo:paragraph-rsid="00dde719" style:font-size-asian="29pt" style:font-weight-asian="bold" style:font-size-complex="29pt" style:font-weight-complex="bold"/>
    </style:style>
    <style:style style:name="P3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134d7" style:font-size-asian="23pt" style:font-weight-asian="bold" style:font-weight-complex="bold"/>
    </style:style>
    <style:style style:name="P33"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19pt" fo:font-weight="bold" officeooo:rsid="00c3c8ef" officeooo:paragraph-rsid="00ca5cf4" style:font-size-asian="19pt" style:font-style-asian="normal" style:font-weight-asian="bold" style:font-size-complex="19pt" style:font-style-complex="normal" style:font-weight-complex="bold"/>
    </style:style>
    <style:style style:name="P34"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19pt" fo:font-weight="bold" officeooo:rsid="00c3c8ef" officeooo:paragraph-rsid="00e20b91" style:font-size-asian="19pt" style:font-style-asian="normal" style:font-weight-asian="bold" style:font-size-complex="19pt" style:font-style-complex="normal" style:font-weight-complex="bold"/>
    </style:style>
    <style:style style:name="P35"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normal" officeooo:rsid="00e4209f" officeooo:paragraph-rsid="00e4209f" style:font-size-asian="18pt" style:font-style-asian="normal" style:font-weight-asian="normal" style:font-name-complex="29LT Bukra Bold1" style:font-size-complex="18pt" style:font-style-complex="normal" style:font-weight-complex="normal"/>
    </style:style>
    <style:style style:name="P36"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normal" officeooo:rsid="00e39b56" officeooo:paragraph-rsid="00e39b56" style:font-size-asian="18pt" style:font-style-asian="normal" style:font-weight-asian="normal" style:font-name-complex="29LT Bukra Bold1" style:font-size-complex="18pt" style:font-style-complex="normal" style:font-weight-complex="normal"/>
    </style:style>
    <style:style style:name="P37" style:family="paragraph" style:parent-style-name="Standard">
      <style:paragraph-properties fo:margin-left="-0.3752in" fo:margin-right="-0.3752in" fo:margin-top="0.0398in" fo:margin-bottom="0.0398in" style:contextual-spacing="false" fo:line-height="115%" fo:text-align="end" style:justify-single-word="false" fo:text-indent="0in" style:auto-text-indent="false" style:writing-mode="rl-tb"/>
      <style:text-properties fo:color="#158466" loext:opacity="100%" style:font-name="29LT Bukra Bold1" fo:font-size="18pt" fo:font-weight="normal" officeooo:rsid="00e39b56" officeooo:paragraph-rsid="00e39b56" style:font-size-asian="18pt" style:font-style-asian="normal" style:font-weight-asian="normal" style:font-name-complex="29LT Bukra Bold1" style:font-size-complex="18pt" style:font-style-complex="normal" style:font-weight-complex="normal"/>
    </style:style>
    <style:style style:name="P38" style:family="paragraph" style:parent-style-name="Standard">
      <style:paragraph-properties fo:margin-left="-0.3752in" fo:margin-right="-0.3752in" fo:margin-top="0.0398in" fo:margin-bottom="0.0398in" style:contextual-spacing="false" fo:line-height="115%" fo:text-align="start" style:justify-single-word="false" fo:text-indent="0in" style:auto-text-indent="false" style:writing-mode="lr-tb"/>
      <style:text-properties fo:color="#158466" loext:opacity="100%" style:font-name="29LT Bukra Bold1" fo:font-size="18pt" fo:font-weight="normal" officeooo:rsid="00e39b56" officeooo:paragraph-rsid="00e39b56" style:font-size-asian="18pt" style:font-style-asian="normal" style:font-weight-asian="normal" style:font-name-complex="29LT Bukra Bold1" style:font-size-complex="18pt" style:font-style-complex="normal" style:font-weight-complex="normal"/>
    </style:style>
    <style:style style:name="P3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39b56" style:font-size-asian="23pt" style:font-weight-asian="bold" style:font-weight-complex="bold"/>
    </style:style>
    <style:style style:name="P4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79808" style:font-size-asian="23pt" style:font-weight-asian="bold" style:font-weight-complex="bold"/>
    </style:style>
    <style:style style:name="P41"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98166" style:font-size-asian="23pt" style:font-weight-asian="bold" style:font-weight-complex="bold"/>
    </style:style>
    <style:style style:name="P42"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normal" officeooo:rsid="00c3c8ef" officeooo:paragraph-rsid="00ca5cf4" style:font-size-asian="18pt" style:font-style-asian="normal" style:font-weight-asian="normal" style:font-name-complex="29LT Bukra Bold1" style:font-size-complex="18pt" style:font-style-complex="normal" style:font-weight-complex="normal"/>
    </style:style>
    <style:style style:name="P43"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2pt" fo:font-weight="bold" officeooo:rsid="00c3c8ef" officeooo:paragraph-rsid="00ca5cf4" style:font-size-asian="22pt" style:font-style-asian="normal" style:font-weight-asian="bold" style:font-size-complex="22pt" style:font-style-complex="normal" style:font-weight-complex="bold"/>
    </style:style>
    <style:style style:name="P4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d2794" style:font-size-asian="23pt" style:font-weight-asian="bold" style:font-weight-complex="bold"/>
    </style:style>
    <style:style style:name="P45"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bold" officeooo:rsid="00eb3fed" officeooo:paragraph-rsid="00ca5cf4" style:font-size-asian="18pt" style:font-style-asian="normal" style:font-weight-asian="bold" style:font-name-complex="29LT Bukra Bold1" style:font-size-complex="18pt" style:font-style-complex="normal" style:font-weight-complex="bold"/>
    </style:style>
    <style:style style:name="P46" style:family="paragraph" style:parent-style-name="Standard">
      <style:paragraph-properties fo:margin-left="-0.3752in" fo:margin-right="-0.3752in" fo:margin-top="0.0398in" fo:margin-bottom="0.0398in" style:contextual-spacing="false" fo:line-height="115%" fo:text-align="start" style:justify-single-word="false" fo:text-indent="0in" style:auto-text-indent="false" style:writing-mode="lr-tb"/>
      <style:text-properties fo:color="#158466" loext:opacity="100%" style:font-name="29LT Bukra Bold1" fo:font-size="18pt" fo:font-weight="bold" officeooo:rsid="00eb3fed" officeooo:paragraph-rsid="00ed2794" style:font-size-asian="18pt" style:font-style-asian="normal" style:font-weight-asian="bold" style:font-name-complex="29LT Bukra Bold1" style:font-size-complex="18pt" style:font-style-complex="normal" style:font-weight-complex="bold"/>
    </style:style>
    <style:style style:name="P47" style:family="paragraph" style:parent-style-name="Standard">
      <style:paragraph-properties fo:margin-left="-0.3752in" fo:margin-right="-0.3752in" fo:margin-top="0.0398in" fo:margin-bottom="0.0398in" style:contextual-spacing="false" fo:line-height="115%" fo:text-align="start" style:justify-single-word="false" fo:text-indent="0in" style:auto-text-indent="false" style:writing-mode="lr-tb"/>
      <style:text-properties fo:color="#158466" loext:opacity="100%" style:font-name="29LT Bukra Bold1" fo:font-size="18pt" fo:font-weight="bold" officeooo:rsid="00eb3fed" officeooo:paragraph-rsid="00ee83e2" style:font-size-asian="18pt" style:font-style-asian="normal" style:font-weight-asian="bold" style:font-name-complex="29LT Bukra Bold1" style:font-size-complex="18pt" style:font-style-complex="normal" style:font-weight-complex="bold"/>
    </style:style>
    <style:style style:name="P4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e83e2" style:font-size-asian="23pt" style:font-weight-asian="bold" style:font-weight-complex="bold"/>
    </style:style>
    <style:style style:name="P4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0pt" fo:font-weight="bold" officeooo:paragraph-rsid="00ed2794" style:font-size-asian="20pt" style:font-weight-asian="bold" style:font-size-complex="20pt" style:font-weight-complex="bold"/>
    </style:style>
    <style:style style:name="P5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0pt" fo:font-weight="bold" officeooo:paragraph-rsid="00f4b818" style:font-size-asian="20pt" style:font-weight-asian="bold" style:font-size-complex="20pt" style:font-weight-complex="bold"/>
    </style:style>
    <style:style style:name="P51"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writing-mode="lr-tb"/>
      <style:text-properties fo:color="#158466" loext:opacity="100%" style:font-name="Space Mono" fo:font-size="25pt" fo:font-weight="bold" officeooo:rsid="00f05bbe" officeooo:paragraph-rsid="00f05bbe" style:font-size-asian="25pt" style:font-weight-asian="bold" style:font-size-complex="25pt" style:font-weight-complex="bold"/>
    </style:style>
    <style:style style:name="P52"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font-size="18pt" fo:font-weight="normal" officeooo:paragraph-rsid="00f4d14e" style:font-size-asian="18pt" style:font-weight-asian="normal" style:font-size-complex="18pt" style:font-weight-complex="normal"/>
    </style:style>
    <style:style style:name="P53"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writing-mode="lr-tb"/>
      <style:text-properties fo:color="#336791" loext:opacity="100%" style:font-name="Space Mono" fo:font-size="22pt" fo:font-weight="bold" officeooo:paragraph-rsid="00f4d14e" style:font-size-asian="22pt" style:font-weight-asian="bold" style:font-size-complex="22pt" style:font-weight-complex="bold"/>
    </style:style>
    <style:style style:name="P54"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style:font-name="Space Mono" fo:font-size="22pt" fo:font-weight="bold" officeooo:paragraph-rsid="00f4b818" style:font-size-asian="22pt" style:font-weight-asian="bold" style:font-size-complex="22pt" style:font-weight-complex="bold"/>
    </style:style>
    <style:style style:name="P5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f4d14e" style:font-size-asian="23pt" style:font-weight-asian="bold" style:font-weight-complex="bold"/>
    </style:style>
    <style:style style:name="P56"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style:font-name="29LT Bukra Bold1" fo:font-size="18pt" fo:font-weight="bold" officeooo:paragraph-rsid="00f4b818" style:font-size-asian="18pt" style:font-weight-asian="bold" style:font-name-complex="29LT Bukra Bold1" style:font-size-complex="18pt" style:font-weight-complex="bold"/>
    </style:style>
    <style:style style:name="P5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f55858" style:font-size-asian="23pt" style:font-weight-asian="bold" style:font-weight-complex="bold"/>
    </style:style>
    <style:style style:name="P58" style:family="paragraph" style:parent-style-name="خط_20_سفلي">
      <style:text-properties fo:font-size="23pt" fo:font-weight="bold" style:font-size-asian="23pt" style:font-weight-asian="bold" style:font-size-complex="23pt" style:font-weight-complex="bold"/>
    </style:style>
    <style:style style:name="P5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1pt" fo:font-weight="bold" officeooo:paragraph-rsid="00f55858" style:font-size-asian="21pt" style:font-weight-asian="bold" style:font-size-complex="21pt" style:font-weight-complex="bold"/>
    </style:style>
    <style:style style:name="P60"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color="#158466" loext:opacity="100%" style:font-name="Space Mono" fo:font-size="18pt" fo:font-weight="bold" officeooo:rsid="00fcf304" officeooo:paragraph-rsid="00fcf304" style:font-size-asian="18pt" style:font-weight-asian="bold" style:font-size-complex="18pt" style:font-weight-complex="bold"/>
    </style:style>
    <style:style style:name="P61"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color="#158466" loext:opacity="100%" style:font-name="29LT Bukra Bold1" fo:font-size="18pt" fo:font-weight="bold" officeooo:rsid="00fe309d" officeooo:paragraph-rsid="00fff6e3" style:font-size-asian="18pt" style:font-weight-asian="bold" style:font-name-complex="29LT Bukra Bold1" style:font-size-complex="18pt" style:font-weight-complex="bold"/>
    </style:style>
    <style:style style:name="P62" style:family="paragraph" style:parent-style-name="Standard">
      <style:paragraph-properties fo:margin-left="-0.3752in" fo:margin-right="-0.3752in" fo:margin-top="0in" fo:margin-bottom="0in" style:contextual-spacing="false" fo:line-height="100%" fo:text-align="start" style:justify-single-word="false" fo:text-indent="0in" style:auto-text-indent="false" style:writing-mode="lr-tb"/>
      <style:text-properties fo:font-size="21pt" fo:font-weight="bold" officeooo:paragraph-rsid="00fff6e3" style:font-size-asian="21pt" style:font-weight-asian="bold" style:font-size-complex="21pt" style:font-weight-complex="bold"/>
    </style:style>
    <style:style style:name="P63" style:family="paragraph" style:parent-style-name="Standard">
      <style:paragraph-properties fo:margin-left="-0.3752in" fo:margin-right="-0.3752in" fo:margin-top="0.1189in" fo:margin-bottom="0.1189in" style:contextual-spacing="false" fo:line-height="100%" fo:text-align="end" style:justify-single-word="false" fo:text-indent="0in" style:auto-text-indent="false" style:writing-mode="rl-tb"/>
      <style:text-properties fo:color="#158466" loext:opacity="100%" style:font-name="29LT Bukra Bold1" fo:font-size="18pt" fo:font-weight="bold" officeooo:paragraph-rsid="00fff6e3" style:font-size-asian="18pt" style:font-weight-asian="bold" style:font-name-complex="29LT Bukra Bold1" style:font-size-complex="18pt" style:font-weight-complex="bold"/>
    </style:style>
    <style:style style:name="P64" style:family="paragraph" style:parent-style-name="Standard">
      <style:paragraph-properties fo:margin-left="-0.3752in" fo:margin-right="-0.3752in" fo:margin-top="0.1189in" fo:margin-bottom="0.1189in" style:contextual-spacing="false" fo:line-height="100%" fo:text-align="end" style:justify-single-word="false" fo:text-indent="0in" style:auto-text-indent="false" style:writing-mode="rl-tb"/>
      <style:text-properties fo:color="#158466" loext:opacity="100%" style:font-name="29LT Bukra Bold1" fo:font-size="18pt" fo:font-weight="bold" officeooo:rsid="00fe309d" officeooo:paragraph-rsid="00fff6e3" style:font-size-asian="18pt" style:font-weight-asian="bold" style:font-name-complex="29LT Bukra Bold1" style:font-size-complex="18pt" style:font-weight-complex="bold"/>
    </style:style>
    <style:style style:name="P65" style:family="paragraph" style:parent-style-name="Standard">
      <style:paragraph-properties fo:margin-top="0.1189in" fo:margin-bottom="0.1189in" style:contextual-spacing="false" fo:line-height="100%"/>
    </style:style>
    <style:style style:name="P66" style:family="paragraph" style:parent-style-name="Standard">
      <style:paragraph-properties fo:margin-top="0.1189in" fo:margin-bottom="0.1189in" style:contextual-spacing="false" fo:line-height="100%"/>
      <style:text-properties fo:color="#158466" loext:opacity="100%"/>
    </style:style>
    <style:style style:name="P67" style:family="paragraph" style:parent-style-name="Standard">
      <style:paragraph-properties fo:line-height="100%"/>
      <style:text-properties fo:font-weight="bold" style:font-weight-asian="bold" style:font-weight-complex="bold"/>
    </style:style>
    <style:style style:name="P68" style:family="paragraph" style:parent-style-name="Standard">
      <style:paragraph-properties fo:margin-left="-0.3752in" fo:margin-right="-0.3752in" fo:margin-top="0.0791in" fo:margin-bottom="0.0791in" style:contextual-spacing="false" fo:line-height="100%" fo:text-align="end" style:justify-single-word="false" fo:text-indent="0in" style:auto-text-indent="false" style:writing-mode="rl-tb"/>
      <style:text-properties fo:color="#158466" loext:opacity="100%" style:font-name="29LT Bukra Bold1" fo:font-size="18pt" fo:font-weight="bold" officeooo:rsid="00fe309d" officeooo:paragraph-rsid="00fff6e3" style:font-size-asian="18pt" style:font-weight-asian="bold" style:font-name-complex="29LT Bukra Bold1" style:font-size-complex="18pt" style:font-weight-complex="bold"/>
    </style:style>
    <style:style style:name="P69" style:family="paragraph" style:parent-style-name="Standard">
      <style:paragraph-properties fo:margin-left="-0.3752in" fo:margin-right="-0.3752in" fo:margin-top="0.1583in" fo:margin-bottom="0.1583in" style:contextual-spacing="false" fo:line-height="100%" fo:text-indent="0in" style:auto-text-indent="false"/>
      <style:text-properties fo:font-size="21pt" fo:font-weight="bold" officeooo:paragraph-rsid="01030abd" style:font-size-asian="21pt" style:font-weight-asian="bold" style:font-size-complex="21pt" style:font-weight-complex="bold"/>
    </style:style>
    <style:style style:name="P70" style:family="paragraph" style:parent-style-name="خط_20_سفلي">
      <style:paragraph-properties fo:margin-top="0in" fo:margin-bottom="0in" style:contextual-spacing="false" fo:line-height="100%" fo:text-align="end" style:justify-single-word="false" style:writing-mode="rl-tb"/>
      <style:text-properties fo:font-size="18pt" fo:font-weight="bold" style:font-size-asian="18pt" style:font-weight-asian="bold" style:font-size-complex="18pt" style:font-weight-complex="bold"/>
    </style:style>
    <style:style style:name="P71" style:family="paragraph" style:parent-style-name="Standard">
      <style:paragraph-properties fo:margin-left="-0.3752in" fo:margin-right="-0.3752in" fo:margin-top="0in" fo:margin-bottom="0in" style:contextual-spacing="false" fo:line-height="100%" fo:text-align="center" style:justify-single-word="false" fo:text-indent="0in" style:auto-text-indent="false"/>
      <style:text-properties fo:font-size="40pt" fo:font-weight="bold" officeooo:rsid="01042d83" officeooo:paragraph-rsid="01042d83" style:font-size-asian="40pt" style:font-weight-asian="bold" style:font-size-complex="40pt" style:font-weight-complex="bold"/>
    </style:style>
    <style:style style:name="P72"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11e0779" officeooo:paragraph-rsid="011e0779" style:font-size-asian="29pt" style:font-weight-asian="bold" style:font-size-complex="29pt" style:font-weight-complex="bold"/>
    </style:style>
    <style:style style:name="P73" style:family="paragraph" style:parent-style-name="Standard">
      <style:paragraph-properties fo:margin-left="-0.3752in" fo:margin-right="-0.3752in" fo:margin-top="0.1583in" fo:margin-bottom="0.1583in" style:contextual-spacing="false" fo:line-height="100%" fo:text-indent="0in" style:auto-text-indent="false"/>
      <style:text-properties fo:font-size="16pt" fo:font-weight="bold" officeooo:paragraph-rsid="01030abd" style:font-size-asian="16pt" style:font-weight-asian="bold" style:font-size-complex="16pt" style:font-weight-complex="bold"/>
    </style:style>
    <style:style style:name="P74" style:family="paragraph" style:parent-style-name="Standard">
      <style:paragraph-properties fo:margin-left="-0.3752in" fo:margin-right="-0.3752in" fo:margin-top="0.1583in" fo:margin-bottom="0.1583in" style:contextual-spacing="false" fo:line-height="100%" fo:text-indent="0in" style:auto-text-indent="false"/>
      <style:text-properties fo:color="#158466" loext:opacity="100%" fo:font-size="16pt" fo:font-weight="bold" officeooo:paragraph-rsid="01030abd" style:font-size-asian="16pt" style:font-weight-asian="bold" style:font-size-complex="16pt" style:font-weight-complex="bold"/>
    </style:style>
    <style:style style:name="P75" style:family="paragraph" style:parent-style-name="Standard">
      <style:text-properties fo:font-size="19pt" fo:font-weight="bold" style:font-size-asian="19pt" style:font-weight-asian="bold" style:font-size-complex="19pt" style:font-weight-complex="bold"/>
    </style:style>
    <style:style style:name="P76" style:family="paragraph" style:parent-style-name="Standard">
      <style:text-properties fo:color="#158466" loext:opacity="100%" fo:font-size="19pt" fo:font-weight="bold" style:font-size-asian="19pt" style:font-weight-asian="bold" style:font-size-complex="19pt" style:font-weight-complex="bold"/>
    </style:style>
    <style:style style:name="P7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ca6bb" style:font-size-asian="23pt" style:font-weight-asian="bold" style:font-weight-complex="bold"/>
    </style:style>
    <style:style style:name="P78" style:family="paragraph" style:parent-style-name="Standard">
      <style:paragraph-properties fo:line-height="115%"/>
      <style:text-properties style:font-name="Space Mono" fo:font-size="19pt" fo:font-weight="bold" officeooo:rsid="01129ccc" officeooo:paragraph-rsid="010e696c" style:font-size-asian="19pt" style:font-weight-asian="bold" style:font-size-complex="19pt" style:font-weight-complex="bold"/>
    </style:style>
    <style:style style:name="P7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d95f1" style:font-size-asian="23pt" style:font-weight-asian="bold" style:font-weight-complex="bold"/>
    </style:style>
    <style:style style:name="P8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e696c" style:font-size-asian="23pt" style:font-weight-asian="bold" style:font-weight-complex="bold"/>
    </style:style>
    <style:style style:name="P81"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19pt" fo:font-weight="bold" officeooo:paragraph-rsid="010e696c" style:font-size-asian="19pt" style:font-weight-asian="bold" style:font-size-complex="19pt" style:font-weight-complex="bold"/>
    </style:style>
    <style:style style:name="P8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f1c50" style:font-size-asian="23pt" style:font-weight-asian="bold" style:font-weight-complex="bold"/>
    </style:style>
    <style:style style:name="P83" style:family="paragraph" style:parent-style-name="Standard">
      <style:text-properties fo:font-size="16pt" style:font-size-asian="16pt" style:font-size-complex="16pt"/>
    </style:style>
    <style:style style:name="P84" style:family="paragraph" style:parent-style-name="Standard">
      <style:text-properties fo:color="#158466" loext:opacity="100%" fo:font-size="16pt" style:font-size-asian="16pt" style:font-size-complex="16pt"/>
    </style:style>
    <style:style style:name="P85" style:family="paragraph" style:parent-style-name="Standard">
      <style:text-properties fo:font-size="16pt" officeooo:paragraph-rsid="0119c0ba" style:font-size-asian="16pt" style:font-size-complex="16pt"/>
    </style:style>
    <style:style style:name="P86" style:family="paragraph" style:parent-style-name="Standard">
      <style:text-properties fo:color="#158466" loext:opacity="100%" fo:font-size="16pt" officeooo:paragraph-rsid="0119c0ba" style:font-size-asian="16pt" style:font-size-complex="16pt"/>
    </style:style>
    <style:style style:name="P8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19c0ba" style:font-size-asian="23pt" style:font-weight-asian="bold" style:font-weight-complex="bold"/>
    </style:style>
    <style:style style:name="P88" style:family="paragraph" style:parent-style-name="Standard">
      <style:text-properties fo:color="#158466" loext:opacity="100%"/>
    </style:style>
    <style:style style:name="P8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1afe55" style:font-size-asian="23pt" style:font-weight-asian="bold" style:font-weight-complex="bold"/>
    </style:style>
    <style:style style:name="P9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1ba22e" style:font-size-asian="23pt" style:font-weight-asian="bold" style:font-weight-complex="bold"/>
    </style:style>
    <style:style style:name="P91" style:family="paragraph" style:parent-style-name="Standard">
      <style:text-properties officeooo:paragraph-rsid="011d1f87"/>
    </style:style>
    <style:style style:name="P92" style:family="paragraph" style:parent-style-name="خط_20_سفلي">
      <style:paragraph-properties fo:text-align="end" style:justify-single-word="false" style:writing-mode="rl-tb"/>
    </style:style>
    <style:style style:name="P93" style:family="paragraph" style:parent-style-name="Standard">
      <style:text-properties fo:font-size="21pt" style:font-size-asian="21pt" style:font-size-complex="21pt"/>
    </style:style>
    <style:style style:name="P9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13c7f" style:font-size-asian="23pt" style:font-weight-asian="bold" style:font-weight-complex="bold"/>
    </style:style>
    <style:style style:name="P95" style:family="paragraph" style:parent-style-name="Standard">
      <style:text-properties fo:font-size="22pt" style:font-size-asian="22pt" style:font-size-complex="22pt"/>
    </style:style>
    <style:style style:name="P96"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1c2ce" style:font-size-asian="23pt" style:font-weight-asian="bold" style:font-weight-complex="bold"/>
    </style:style>
    <style:style style:name="P97"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123a86f" officeooo:paragraph-rsid="0123a86f" style:font-size-asian="29pt" style:font-weight-asian="bold" style:font-size-complex="29pt" style:font-weight-complex="bold"/>
    </style:style>
    <style:style style:name="P98"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5pt" fo:font-weight="bold" officeooo:rsid="01b42028" officeooo:paragraph-rsid="01b42028" style:font-size-asian="25pt" style:font-weight-asian="bold" style:font-size-complex="25pt" style:font-weight-complex="bold"/>
    </style:style>
    <style:style style:name="P9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4ff82" style:font-size-asian="23pt" style:font-weight-asian="bold" style:font-weight-complex="bold"/>
    </style:style>
    <style:style style:name="P100"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officeooo:paragraph-rsid="0124ff82"/>
    </style:style>
    <style:style style:name="P101"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643f3" style:font-size-asian="23pt" style:font-weight-asian="bold" style:font-weight-complex="bold"/>
    </style:style>
    <style:style style:name="P102" style:family="paragraph" style:parent-style-name="Standard">
      <style:text-properties fo:font-size="19pt" style:font-size-asian="19pt" style:font-size-complex="19pt"/>
    </style:style>
    <style:style style:name="P10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6ee89" style:font-size-asian="23pt" style:font-weight-asian="bold" style:font-weight-complex="bold"/>
    </style:style>
    <style:style style:name="P104" style:family="paragraph" style:parent-style-name="Standard">
      <style:text-properties fo:font-size="19pt" officeooo:paragraph-rsid="0126ee89" style:font-size-asian="19pt" style:font-size-complex="19pt"/>
    </style:style>
    <style:style style:name="P10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86503" style:font-size-asian="23pt" style:font-weight-asian="bold" style:font-weight-complex="bold"/>
    </style:style>
    <style:style style:name="P106" style:family="paragraph" style:parent-style-name="Standard">
      <style:text-properties fo:font-size="17pt" officeooo:paragraph-rsid="01286503" style:font-size-asian="17pt" style:font-size-complex="17pt"/>
    </style:style>
    <style:style style:name="P107"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color="#158466" loext:opacity="100%" style:font-name="Space Mono" fo:font-size="18pt" fo:font-weight="bold" officeooo:rsid="01286503" officeooo:paragraph-rsid="01286503" style:font-size-asian="18pt" style:font-weight-asian="bold" style:font-size-complex="18pt" style:font-weight-complex="bold"/>
    </style:style>
    <style:style style:name="P10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995f4" style:font-size-asian="23pt" style:font-weight-asian="bold" style:font-weight-complex="bold"/>
    </style:style>
    <style:style style:name="P10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b58e2" style:font-size-asian="23pt" style:font-weight-asian="bold" style:font-weight-complex="bold"/>
    </style:style>
    <style:style style:name="P11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bb39d" style:font-size-asian="23pt" style:font-weight-asian="bold" style:font-weight-complex="bold"/>
    </style:style>
    <style:style style:name="P111" style:family="paragraph" style:parent-style-name="Standard">
      <style:paragraph-properties fo:line-height="115%" fo:text-align="center" style:justify-single-word="false"/>
      <style:text-properties fo:color="#8d281e" loext:opacity="100%" fo:font-size="24pt" officeooo:rsid="01b5d730" officeooo:paragraph-rsid="01b74a55" style:font-size-asian="24pt" style:font-weight-asian="bold" style:font-size-complex="24pt" style:font-weight-complex="bold"/>
    </style:style>
    <style:style style:name="P112" style:family="paragraph" style:parent-style-name="Standard">
      <style:text-properties fo:color="#158466" loext:opacity="100%" fo:font-size="19pt" style:font-size-asian="19pt" style:font-size-complex="19pt"/>
    </style:style>
    <style:style style:name="P11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d440b" style:font-size-asian="23pt" style:font-weight-asian="bold" style:font-weight-complex="bold"/>
    </style:style>
    <style:style style:name="P11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1c174" style:font-size-asian="23pt" style:font-weight-asian="bold" style:font-weight-complex="bold"/>
    </style:style>
    <style:style style:name="P11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4c0d1" style:font-size-asian="23pt" style:font-weight-asian="bold" style:font-weight-complex="bold"/>
    </style:style>
    <style:style style:name="P116" style:family="paragraph" style:parent-style-name="Standard">
      <style:text-properties fo:font-size="20pt" officeooo:paragraph-rsid="0134c0d1" style:font-size-asian="20pt" style:font-size-complex="20pt"/>
    </style:style>
    <style:style style:name="P117" style:family="paragraph" style:parent-style-name="Standard">
      <style:paragraph-properties fo:margin-top="0.0398in" fo:margin-bottom="0.0398in" style:contextual-spacing="false" fo:line-height="115%" fo:text-align="end" style:justify-single-word="false" style:writing-mode="rl-tb"/>
      <style:text-properties fo:color="#158466" loext:opacity="100%" style:font-name="29LT Bukra Bold1" fo:font-size="19pt" officeooo:paragraph-rsid="0134c0d1" style:font-size-asian="19pt" style:font-size-complex="19pt"/>
    </style:style>
    <style:style style:name="P11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531a7" style:font-size-asian="23pt" style:font-weight-asian="bold" style:font-weight-complex="bold"/>
    </style:style>
    <style:style style:name="P119" style:family="paragraph" style:parent-style-name="Standard">
      <style:text-properties fo:font-size="17pt" style:font-size-asian="17pt" style:font-size-complex="17pt"/>
    </style:style>
    <style:style style:name="P120" style:family="paragraph" style:parent-style-name="Standard">
      <style:text-properties fo:color="#158466" loext:opacity="100%" fo:font-size="17pt" style:font-size-asian="17pt" style:font-size-complex="17pt"/>
    </style:style>
    <style:style style:name="P121" style:family="paragraph" style:parent-style-name="خط_20_سفلي">
      <style:text-properties fo:color="#127622" loext:opacity="100%"/>
    </style:style>
    <style:style style:name="P122" style:family="paragraph" style:parent-style-name="Standard">
      <style:paragraph-properties fo:line-height="115%" fo:text-align="start" style:justify-single-word="false"/>
      <style:text-properties fo:color="#8d281e" loext:opacity="100%" style:font-name="29LT Bukra Bold" fo:font-size="22pt" officeooo:rsid="01b74a55" officeooo:paragraph-rsid="01b74a55" style:font-size-asian="22pt" style:font-weight-asian="bold" style:font-name-complex="29LT Bukra Bold" style:font-size-complex="22pt" style:font-weight-complex="bold"/>
    </style:style>
    <style:style style:name="P123" style:family="paragraph" style:parent-style-name="Standard">
      <style:paragraph-properties fo:margin-top="0.0791in" fo:margin-bottom="0.0791in" style:contextual-spacing="false" fo:text-align="end" style:justify-single-word="false" style:writing-mode="rl-tb"/>
      <style:text-properties fo:color="#158466" loext:opacity="100%" officeooo:rsid="0137469a" officeooo:paragraph-rsid="0137469a"/>
    </style:style>
    <style:style style:name="P12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7469a" style:font-size-asian="23pt" style:font-weight-asian="bold" style:font-weight-complex="bold"/>
    </style:style>
    <style:style style:name="P125" style:family="paragraph" style:parent-style-name="Standard">
      <style:text-properties fo:font-size="18.5pt" style:font-size-asian="18.5pt" style:font-size-complex="18.5pt"/>
    </style:style>
    <style:style style:name="P126" style:family="paragraph" style:parent-style-name="Standard">
      <style:paragraph-properties fo:margin-top="0.0791in" fo:margin-bottom="0.0791in" style:contextual-spacing="false" fo:text-align="end" style:justify-single-word="false" style:writing-mode="rl-tb"/>
      <style:text-properties fo:color="#158466" loext:opacity="100%" fo:font-size="18.5pt" officeooo:rsid="0138b1c9" officeooo:paragraph-rsid="0138b1c9" style:font-size-asian="18.5pt" style:font-size-complex="18.5pt"/>
    </style:style>
    <style:style style:name="P12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8b1c9" style:font-size-asian="23pt" style:font-weight-asian="bold" style:font-weight-complex="bold"/>
    </style:style>
    <style:style style:name="P128" style:family="paragraph" style:parent-style-name="Standard">
      <style:text-properties fo:color="#158466" loext:opacity="100%" fo:font-size="18pt" style:font-size-asian="18pt" style:font-size-complex="18pt"/>
    </style:style>
    <style:style style:name="P12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a64a9" style:font-size-asian="23pt" style:font-weight-asian="bold" style:font-weight-complex="bold"/>
    </style:style>
    <style:style style:name="P130" style:family="paragraph" style:parent-style-name="Standard">
      <style:text-properties fo:color="#158466" loext:opacity="100%" fo:font-size="19pt" officeooo:paragraph-rsid="013c495d" style:font-size-asian="19pt" style:font-size-complex="19pt"/>
    </style:style>
    <style:style style:name="P131" style:family="paragraph" style:parent-style-name="Standard">
      <style:text-properties fo:color="#336791" loext:opacity="100%" style:font-name="Space Mono" fo:font-size="23pt" fo:font-weight="bold" officeooo:paragraph-rsid="013c495d" style:font-size-asian="23pt" style:font-weight-asian="bold" style:font-weight-complex="bold"/>
    </style:style>
    <style:style style:name="P132" style:family="paragraph" style:parent-style-name="Standard">
      <style:text-properties fo:color="#336791" loext:opacity="100%" style:font-name="Space Mono" fo:font-size="23pt" fo:font-weight="bold" officeooo:paragraph-rsid="013de8d3" style:font-size-asian="23pt" style:font-weight-asian="bold" style:font-weight-complex="bold"/>
    </style:style>
    <style:style style:name="P133" style:family="paragraph" style:parent-style-name="Standard">
      <style:text-properties fo:color="#336791" loext:opacity="100%" style:font-name="Space Mono" fo:font-size="23pt" fo:font-weight="bold" officeooo:paragraph-rsid="014020b2" style:font-size-asian="23pt" style:font-weight-asian="bold" style:font-weight-complex="bold"/>
    </style:style>
    <style:style style:name="P134" style:family="paragraph" style:parent-style-name="Standard">
      <style:paragraph-properties fo:margin-top="0.0791in" fo:margin-bottom="0.0791in" style:contextual-spacing="false"/>
      <style:text-properties fo:color="#158466" loext:opacity="100%" fo:font-size="19pt" style:font-size-asian="19pt" style:font-size-complex="19pt"/>
    </style:style>
    <style:style style:name="P135" style:family="paragraph" style:parent-style-name="Standard">
      <style:text-properties fo:color="#336791" loext:opacity="100%" style:font-name="Space Mono" fo:font-size="23pt" fo:font-weight="bold" officeooo:paragraph-rsid="01403c47" style:font-size-asian="23pt" style:font-weight-asian="bold" style:font-weight-complex="bold"/>
    </style:style>
    <style:style style:name="P136" style:family="paragraph" style:parent-style-name="Standard">
      <style:text-properties fo:color="#336791" loext:opacity="100%" style:font-name="Space Mono" fo:font-size="23pt" fo:font-weight="bold" officeooo:paragraph-rsid="0144a439" style:font-size-asian="23pt" style:font-weight-asian="bold" style:font-weight-complex="bold"/>
    </style:style>
    <style:style style:name="P137" style:family="paragraph" style:parent-style-name="Standard">
      <style:paragraph-properties fo:margin-top="0.0791in" fo:margin-bottom="0.0791in" style:contextual-spacing="false" fo:text-align="end" style:justify-single-word="false" style:writing-mode="rl-tb"/>
      <style:text-properties fo:color="#158466" loext:opacity="100%" officeooo:rsid="01471470" officeooo:paragraph-rsid="01471470"/>
    </style:style>
    <style:style style:name="P138" style:family="paragraph" style:parent-style-name="Standard">
      <style:text-properties fo:color="#336791" loext:opacity="100%" style:font-name="Space Mono" fo:font-size="23pt" fo:font-weight="bold" officeooo:paragraph-rsid="01471470" style:font-size-asian="23pt" style:font-weight-asian="bold" style:font-weight-complex="bold"/>
    </style:style>
    <style:style style:name="P139" style:family="paragraph" style:parent-style-name="Standard">
      <style:paragraph-properties fo:text-align="end" style:justify-single-word="false" style:writing-mode="rl-tb"/>
      <style:text-properties fo:color="#158466" loext:opacity="100%"/>
    </style:style>
    <style:style style:name="P140" style:family="paragraph" style:parent-style-name="Standard">
      <style:text-properties fo:color="#336791" loext:opacity="100%" style:font-name="Space Mono" fo:font-size="23pt" fo:font-weight="bold" officeooo:paragraph-rsid="014bb1bf" style:font-size-asian="23pt" style:font-weight-asian="bold" style:font-weight-complex="bold"/>
    </style:style>
    <style:style style:name="P141" style:family="paragraph" style:parent-style-name="Standard">
      <style:text-properties fo:color="#336791" loext:opacity="100%" style:font-name="Space Mono" fo:font-size="23pt" fo:font-weight="bold" officeooo:paragraph-rsid="014cee13" style:font-size-asian="23pt" style:font-weight-asian="bold" style:font-weight-complex="bold"/>
    </style:style>
    <style:style style:name="P142" style:family="paragraph" style:parent-style-name="Standard">
      <style:text-properties fo:color="#336791" loext:opacity="100%" style:font-name="Space Mono" fo:font-size="23pt" fo:font-weight="bold" officeooo:paragraph-rsid="014dd9d4" style:font-size-asian="23pt" style:font-weight-asian="bold" style:font-weight-complex="bold"/>
    </style:style>
    <style:style style:name="P143" style:family="paragraph" style:parent-style-name="Standard">
      <style:paragraph-properties fo:margin-top="0.0791in" fo:margin-bottom="0.0791in" style:contextual-spacing="false" fo:line-height="115%" fo:text-align="center" style:justify-single-word="false"/>
      <style:text-properties fo:color="#336791" loext:opacity="100%" style:font-name="29LT Bukra Bold1" fo:font-size="20pt" fo:font-weight="bold" officeooo:rsid="014f5c88" officeooo:paragraph-rsid="014f5c88" style:font-size-asian="20pt" style:font-weight-asian="bold" style:font-name-complex="29LT Bukra Bold1" style:font-size-complex="20pt" style:font-weight-complex="bold"/>
    </style:style>
    <style:style style:name="P144" style:family="paragraph" style:parent-style-name="Standard">
      <style:paragraph-properties fo:margin-top="0.0791in" fo:margin-bottom="0.0791in" style:contextual-spacing="false" fo:line-height="115%" fo:text-align="end" style:justify-single-word="false" style:writing-mode="rl-tb"/>
      <style:text-properties fo:color="#158466" loext:opacity="100%" style:font-name="29LT Bukra Bold1" fo:font-size="17pt" fo:font-weight="bold" officeooo:rsid="014f5c88" officeooo:paragraph-rsid="014f5c88" style:font-size-asian="17pt" style:font-weight-asian="bold" style:font-name-complex="29LT Bukra Bold1" style:font-size-complex="17pt" style:font-weight-complex="bold"/>
    </style:style>
    <style:style style:name="P145" style:family="paragraph" style:parent-style-name="Standard" style:list-style-name="L1">
      <style:paragraph-properties fo:margin-top="0.0791in" fo:margin-bottom="0.0791in" style:contextual-spacing="false" fo:line-height="115%" fo:text-align="end" style:justify-single-word="false" style:writing-mode="rl-tb"/>
      <style:text-properties fo:color="#158466" loext:opacity="100%" style:font-name="29LT Bukra Bold1" fo:font-size="17pt" fo:font-weight="bold" officeooo:rsid="014f5c88" officeooo:paragraph-rsid="014f5c88" style:font-size-asian="17pt" style:font-weight-asian="bold" style:font-name-complex="29LT Bukra Bold1" style:font-size-complex="17pt" style:font-weight-complex="bold"/>
    </style:style>
    <style:style style:name="P146" style:family="paragraph" style:parent-style-name="خط_20_سفلي">
      <style:paragraph-properties fo:text-align="end" style:justify-single-word="false" style:writing-mode="rl-tb"/>
      <style:text-properties fo:color="#158466" loext:opacity="100%"/>
    </style:style>
    <style:style style:name="P147" style:family="paragraph" style:parent-style-name="Standard">
      <style:paragraph-properties fo:line-height="115%" fo:text-align="center" style:justify-single-word="false"/>
      <style:text-properties fo:color="#8d281e" loext:opacity="100%" fo:font-size="30pt" officeooo:rsid="01b5d730" officeooo:paragraph-rsid="01baf56e" style:font-size-asian="30pt" style:font-weight-asian="bold" style:font-size-complex="30pt" style:font-weight-complex="bold"/>
    </style:style>
    <style:style style:name="P148" style:family="paragraph" style:parent-style-name="Standard">
      <style:text-properties fo:color="#336791" loext:opacity="100%" style:font-name="Space Mono" fo:font-size="23pt" fo:font-weight="bold" officeooo:paragraph-rsid="0150630e" style:font-size-asian="23pt" style:font-weight-asian="bold" style:font-weight-complex="bold"/>
    </style:style>
    <style:style style:name="P149" style:family="paragraph" style:parent-style-name="Standard">
      <style:text-properties fo:color="#336791" loext:opacity="100%" style:font-name="Space Mono" fo:font-size="23pt" fo:font-weight="bold" officeooo:paragraph-rsid="0150be4f" style:font-size-asian="23pt" style:font-weight-asian="bold" style:font-weight-complex="bold"/>
    </style:style>
    <style:style style:name="P150" style:family="paragraph" style:parent-style-name="Standard">
      <style:text-properties fo:font-size="18pt" style:font-size-asian="18pt" style:font-size-complex="18pt"/>
    </style:style>
    <style:style style:name="P151" style:family="paragraph" style:parent-style-name="Standard">
      <style:text-properties fo:color="#158466" loext:opacity="100%" fo:font-size="18pt" officeooo:rsid="015339fb" officeooo:paragraph-rsid="015339fb" style:font-size-asian="18pt" style:font-size-complex="18pt"/>
    </style:style>
    <style:style style:name="P152" style:family="paragraph" style:parent-style-name="Standard">
      <style:text-properties fo:color="#336791" loext:opacity="100%" style:font-name="Space Mono" fo:font-size="23pt" fo:font-weight="bold" officeooo:paragraph-rsid="015288b7" style:font-size-asian="23pt" style:font-weight-asian="bold" style:font-weight-complex="bold"/>
    </style:style>
    <style:style style:name="P153" style:family="paragraph" style:parent-style-name="Standard">
      <style:text-properties officeooo:paragraph-rsid="015339fb"/>
    </style:style>
    <style:style style:name="P154" style:family="paragraph" style:parent-style-name="Standard">
      <style:text-properties fo:color="#336791" loext:opacity="100%" style:font-name="Space Mono" fo:font-size="23pt" fo:font-weight="bold" officeooo:paragraph-rsid="015339fb" style:font-size-asian="23pt" style:font-weight-asian="bold" style:font-weight-complex="bold"/>
    </style:style>
    <style:style style:name="P155" style:family="paragraph" style:parent-style-name="Standard">
      <style:text-properties fo:color="#336791" loext:opacity="100%" style:font-name="Space Mono" fo:font-size="23pt" fo:font-weight="bold" officeooo:paragraph-rsid="01552874" style:font-size-asian="23pt" style:font-weight-asian="bold" style:font-weight-complex="bold"/>
    </style:style>
    <style:style style:name="P156" style:family="paragraph" style:parent-style-name="Standard">
      <style:text-properties fo:font-size="21pt" officeooo:paragraph-rsid="01552874" style:font-size-asian="21pt" style:font-size-complex="21pt"/>
    </style:style>
    <style:style style:name="P157" style:family="paragraph" style:parent-style-name="Standard">
      <style:text-properties fo:font-size="19pt" officeooo:paragraph-rsid="0156b3ba" style:font-size-asian="19pt" style:font-size-complex="19pt"/>
    </style:style>
    <style:style style:name="P158" style:family="paragraph" style:parent-style-name="Standard">
      <style:text-properties fo:color="#158466" loext:opacity="100%" fo:font-size="19pt" officeooo:paragraph-rsid="0156b3ba" style:font-size-asian="19pt" style:font-size-complex="19pt"/>
    </style:style>
    <style:style style:name="P159" style:family="paragraph" style:parent-style-name="Standard">
      <style:text-properties fo:color="#336791" loext:opacity="100%" style:font-name="Space Mono" fo:font-size="23pt" fo:font-weight="bold" officeooo:paragraph-rsid="01bc4c72" style:font-size-asian="23pt" style:font-weight-asian="bold" style:font-weight-complex="bold"/>
    </style:style>
    <style:style style:name="P160" style:family="paragraph" style:parent-style-name="Standard">
      <style:paragraph-properties fo:line-height="115%" fo:text-align="center" style:justify-single-word="false"/>
      <style:text-properties fo:color="#8d281e" loext:opacity="100%" fo:font-size="29pt" officeooo:rsid="0123a86f" officeooo:paragraph-rsid="0123a86f" style:font-size-asian="29pt" style:font-weight-asian="bold" style:font-size-complex="29pt" style:font-weight-complex="bold"/>
    </style:style>
    <style:style style:name="P161" style:family="paragraph" style:parent-style-name="Standard">
      <style:text-properties fo:color="#336791" loext:opacity="100%" style:font-name="Space Mono" fo:font-size="23pt" fo:font-weight="bold" officeooo:paragraph-rsid="015c04d3" style:font-size-asian="23pt" style:font-weight-asian="bold" style:font-weight-complex="bold"/>
    </style:style>
    <style:style style:name="P162" style:family="paragraph" style:parent-style-name="Standard">
      <style:paragraph-properties fo:text-align="end" style:justify-single-word="false" style:writing-mode="rl-tb"/>
      <style:text-properties fo:color="#158466" loext:opacity="100%" style:font-name="29LT Bukra Bold" fo:font-size="18pt" officeooo:paragraph-rsid="015e0f0d" style:font-size-asian="18pt" style:font-name-complex="29LT Bukra Bold" style:font-size-complex="18pt"/>
    </style:style>
    <style:style style:name="P163" style:family="paragraph" style:parent-style-name="Standard">
      <style:text-properties fo:color="#336791" loext:opacity="100%" style:font-name="Space Mono" fo:font-size="23pt" fo:font-weight="bold" officeooo:paragraph-rsid="015e0f0d" style:font-size-asian="23pt" style:font-weight-asian="bold" style:font-weight-complex="bold"/>
    </style:style>
    <style:style style:name="P164" style:family="paragraph" style:parent-style-name="Standard">
      <style:text-properties fo:font-size="17.2000007629395pt" style:font-size-asian="17.2000007629395pt" style:font-size-complex="17.2000007629395pt"/>
    </style:style>
    <style:style style:name="P165" style:family="paragraph" style:parent-style-name="Standard">
      <style:text-properties fo:color="#158466" loext:opacity="100%" fo:font-size="17.2000007629395pt" style:font-size-asian="17.2000007629395pt" style:font-size-complex="17.2000007629395pt"/>
    </style:style>
    <style:style style:name="P166" style:family="paragraph" style:parent-style-name="Standard">
      <style:text-properties fo:color="#336791" loext:opacity="100%" style:font-name="Space Mono" fo:font-size="23pt" fo:font-weight="bold" officeooo:paragraph-rsid="015f5e15" style:font-size-asian="23pt" style:font-weight-asian="bold" style:font-weight-complex="bold"/>
    </style:style>
    <style:style style:name="P167" style:family="paragraph" style:parent-style-name="Standard">
      <style:text-properties fo:font-size="23pt" style:font-size-asian="23pt" style:font-size-complex="23pt"/>
    </style:style>
    <style:style style:name="P168" style:family="paragraph" style:parent-style-name="Standard">
      <style:text-properties fo:color="#158466" loext:opacity="100%" fo:font-size="23pt" style:font-size-asian="23pt" style:font-size-complex="23pt"/>
    </style:style>
    <style:style style:name="P169" style:family="paragraph" style:parent-style-name="Standard">
      <style:text-properties fo:color="#336791" loext:opacity="100%" style:font-name="Space Mono" fo:font-size="23pt" fo:font-weight="bold" officeooo:paragraph-rsid="016426e3" style:font-size-asian="23pt" style:font-weight-asian="bold" style:font-weight-complex="bold"/>
    </style:style>
    <style:style style:name="P170" style:family="paragraph" style:parent-style-name="Standard">
      <style:text-properties fo:color="#336791" loext:opacity="100%" style:font-name="Space Mono" fo:font-size="23pt" fo:font-weight="bold" officeooo:paragraph-rsid="0165b4d9" style:font-size-asian="23pt" style:font-weight-asian="bold" style:font-weight-complex="bold"/>
    </style:style>
    <style:style style:name="P171" style:family="paragraph" style:parent-style-name="Standard">
      <style:paragraph-properties fo:margin-top="0.0791in" fo:margin-bottom="0.0791in" style:contextual-spacing="false" fo:text-align="end" style:justify-single-word="false" style:writing-mode="rl-tb"/>
      <style:text-properties fo:color="#158466" loext:opacity="100%"/>
    </style:style>
    <style:style style:name="P172" style:family="paragraph" style:parent-style-name="Standard">
      <style:text-properties fo:color="#336791" loext:opacity="100%" style:font-name="Space Mono" fo:font-size="23pt" fo:font-weight="bold" officeooo:paragraph-rsid="0166727b" style:font-size-asian="23pt" style:font-weight-asian="bold" style:font-weight-complex="bold"/>
    </style:style>
    <style:style style:name="P173" style:family="paragraph" style:parent-style-name="Standard">
      <style:paragraph-properties style:writing-mode="lr-tb"/>
      <style:text-properties fo:color="#158466" loext:opacity="100%" fo:font-size="19pt" style:font-size-asian="19pt" style:font-size-complex="19pt"/>
    </style:style>
    <style:style style:name="P174" style:family="paragraph" style:parent-style-name="Standard">
      <style:text-properties fo:color="#336791" loext:opacity="100%" style:font-name="Space Mono" fo:font-size="23pt" fo:font-weight="bold" officeooo:paragraph-rsid="016ad70d" style:font-size-asian="23pt" style:font-weight-asian="bold" style:font-weight-complex="bold"/>
    </style:style>
    <style:style style:name="P175" style:family="paragraph" style:parent-style-name="Standard">
      <style:text-properties fo:color="#336791" loext:opacity="100%" style:font-name="Space Mono" fo:font-size="23pt" fo:font-weight="bold" officeooo:paragraph-rsid="016eb74a" style:font-size-asian="23pt" style:font-weight-asian="bold" style:font-weight-complex="bold"/>
    </style:style>
    <style:style style:name="P176" style:family="paragraph" style:parent-style-name="Standard">
      <style:paragraph-properties fo:text-align="end" style:justify-single-word="false" style:writing-mode="rl-tb"/>
      <style:text-properties fo:color="#158466" loext:opacity="100%" officeooo:rsid="016eb74a" officeooo:paragraph-rsid="016eb74a"/>
    </style:style>
    <style:style style:name="P177" style:family="paragraph" style:parent-style-name="خط_20_سفلي">
      <style:paragraph-properties fo:text-align="end" style:justify-single-word="false" style:writing-mode="rl-tb"/>
      <style:text-properties fo:color="#158466" loext:opacity="100%" style:font-name="29LT Bukra Bold1" fo:font-size="20pt" style:font-size-asian="20pt"/>
    </style:style>
    <style:style style:name="P178" style:family="paragraph" style:parent-style-name="Standard">
      <style:paragraph-properties fo:line-height="115%" fo:text-align="start" style:justify-single-word="false"/>
      <style:text-properties fo:color="#8d281e" loext:opacity="100%" style:font-name="29LT Bukra Bold1" fo:font-size="22pt" fo:font-weight="normal" officeooo:rsid="0123a86f" officeooo:paragraph-rsid="0123a86f" style:font-size-asian="22pt" style:font-weight-asian="normal" style:font-name-complex="29LT Bukra Bold1" style:font-size-complex="22pt" style:font-weight-complex="normal"/>
    </style:style>
    <style:style style:name="P179" style:family="paragraph" style:parent-style-name="Standard">
      <style:text-properties fo:color="#336791" loext:opacity="100%" style:font-name="Space Mono" fo:font-size="23pt" fo:font-weight="bold" officeooo:paragraph-rsid="0171055b" style:font-size-asian="23pt" style:font-weight-asian="bold" style:font-weight-complex="bold"/>
    </style:style>
    <style:style style:name="P180" style:family="paragraph" style:parent-style-name="Standard">
      <style:text-properties fo:color="#336791" loext:opacity="100%" style:font-name="Space Mono" fo:font-size="23pt" fo:font-weight="bold" officeooo:paragraph-rsid="0172b5c1" style:font-size-asian="23pt" style:font-weight-asian="bold" style:font-weight-complex="bold"/>
    </style:style>
    <style:style style:name="P181" style:family="paragraph" style:parent-style-name="Standard">
      <style:text-properties fo:color="#336791" loext:opacity="100%" style:font-name="Space Mono" fo:font-size="23pt" fo:font-weight="bold" officeooo:paragraph-rsid="01731d79" style:font-size-asian="23pt" style:font-weight-asian="bold" style:font-weight-complex="bold"/>
    </style:style>
    <style:style style:name="P182" style:family="paragraph" style:parent-style-name="Standard">
      <style:text-properties fo:color="#336791" loext:opacity="100%" style:font-name="Space Mono" fo:font-size="21pt" fo:font-weight="bold" officeooo:paragraph-rsid="01731d79" style:font-size-asian="21pt" style:font-weight-asian="bold" style:font-size-complex="21pt" style:font-weight-complex="bold"/>
    </style:style>
    <style:style style:name="P183" style:family="paragraph" style:parent-style-name="Standard">
      <style:text-properties fo:color="#158466" loext:opacity="100%" style:font-name="Space Mono" fo:font-size="21pt" fo:font-weight="bold" officeooo:rsid="01743fb0" officeooo:paragraph-rsid="01743fb0" style:font-size-asian="21pt" style:font-weight-asian="bold" style:font-size-complex="21pt" style:font-weight-complex="bold"/>
    </style:style>
    <style:style style:name="P184" style:family="paragraph" style:parent-style-name="Standard">
      <style:text-properties fo:color="#336791" loext:opacity="100%" style:font-name="Space Mono" fo:font-size="23pt" fo:font-weight="bold" officeooo:paragraph-rsid="01743fb0" style:font-size-asian="23pt" style:font-weight-asian="bold" style:font-weight-complex="bold"/>
    </style:style>
    <style:style style:name="P185" style:family="paragraph" style:parent-style-name="خط_20_سفلي">
      <style:text-properties fo:color="#158466" loext:opacity="100%"/>
    </style:style>
    <style:style style:name="P186" style:family="paragraph" style:parent-style-name="Standard">
      <style:text-properties fo:color="#336791" loext:opacity="100%" style:font-name="Space Mono" fo:font-size="23pt" fo:font-weight="bold" officeooo:paragraph-rsid="01766983" style:font-size-asian="23pt" style:font-weight-asian="bold" style:font-weight-complex="bold"/>
    </style:style>
    <style:style style:name="P187" style:family="paragraph" style:parent-style-name="Standard">
      <style:text-properties fo:color="#158466" loext:opacity="100%" officeooo:paragraph-rsid="017acb44"/>
    </style:style>
    <style:style style:name="P188" style:family="paragraph" style:parent-style-name="Standard">
      <style:text-properties fo:color="#158466" loext:opacity="100%" officeooo:rsid="01795280" officeooo:paragraph-rsid="017ba3a4"/>
    </style:style>
    <style:style style:name="P189" style:family="paragraph" style:parent-style-name="Standard">
      <style:paragraph-properties fo:margin-top="0.0398in" fo:margin-bottom="0.0398in" style:contextual-spacing="false" fo:text-align="end" style:justify-single-word="false" style:writing-mode="rl-tb"/>
      <style:text-properties fo:color="#158466" loext:opacity="100%" style:font-name="29LT Bukra Bold1" fo:font-size="15pt" officeooo:rsid="01795280" officeooo:paragraph-rsid="017ba3a4" style:font-size-asian="15pt" style:font-name-complex="29LT Bukra Bold1" style:font-size-complex="15pt"/>
    </style:style>
    <style:style style:name="P190" style:family="paragraph" style:parent-style-name="Standard">
      <style:text-properties fo:color="#336791" loext:opacity="100%" style:font-name="Space Mono" fo:font-size="23pt" fo:font-weight="bold" officeooo:paragraph-rsid="017863cc" style:font-size-asian="23pt" style:font-weight-asian="bold" style:font-weight-complex="bold"/>
    </style:style>
    <style:style style:name="P191" style:family="paragraph" style:parent-style-name="Standard">
      <style:text-properties fo:color="#336791" loext:opacity="100%" style:font-name="Space Mono" fo:font-size="23pt" fo:font-weight="bold" officeooo:paragraph-rsid="017d8867" style:font-size-asian="23pt" style:font-weight-asian="bold" style:font-weight-complex="bold"/>
    </style:style>
    <style:style style:name="P192" style:family="paragraph" style:parent-style-name="Standard">
      <style:text-properties officeooo:paragraph-rsid="017dc07d"/>
    </style:style>
    <style:style style:name="P193" style:family="paragraph" style:parent-style-name="Standard">
      <style:paragraph-properties fo:margin-left="0in" fo:text-align="center" style:justify-single-word="false" fo:text-indent="0in" style:auto-text-indent="false" style:writing-mode="rl-tb"/>
      <style:text-properties fo:color="#158466" loext:opacity="100%" officeooo:rsid="017dc07d" officeooo:paragraph-rsid="017dc07d"/>
    </style:style>
    <style:style style:name="P194" style:family="paragraph" style:parent-style-name="Standard">
      <style:text-properties fo:color="#336791" loext:opacity="100%" style:font-name="Space Mono" fo:font-size="23pt" fo:font-weight="bold" officeooo:paragraph-rsid="017dc07d" style:font-size-asian="23pt" style:font-weight-asian="bold" style:font-weight-complex="bold"/>
    </style:style>
    <style:style style:name="P195" style:family="paragraph" style:parent-style-name="Standard">
      <style:paragraph-properties fo:margin-top="0.0398in" fo:margin-bottom="0.0398in" style:contextual-spacing="false" fo:text-align="end" style:justify-single-word="false" style:writing-mode="rl-tb"/>
      <style:text-properties fo:color="#158466" loext:opacity="100%"/>
    </style:style>
    <style:style style:name="P196" style:family="paragraph" style:parent-style-name="Standard">
      <style:paragraph-properties fo:margin-top="0.0398in" fo:margin-bottom="0.0398in" style:contextual-spacing="false"/>
    </style:style>
    <style:style style:name="P197" style:family="paragraph" style:parent-style-name="Standard">
      <style:paragraph-properties fo:margin-top="0.0398in" fo:margin-bottom="0.0398in" style:contextual-spacing="false"/>
      <style:text-properties fo:color="#158466" loext:opacity="100%"/>
    </style:style>
    <style:style style:name="P198" style:family="paragraph" style:parent-style-name="Standard">
      <style:text-properties fo:color="#336791" loext:opacity="100%" style:font-name="Space Mono" fo:font-size="23pt" fo:font-weight="bold" officeooo:paragraph-rsid="017e2593" style:font-size-asian="23pt" style:font-weight-asian="bold" style:font-weight-complex="bold"/>
    </style:style>
    <style:style style:name="P199" style:family="paragraph" style:parent-style-name="Standard">
      <style:paragraph-properties style:writing-mode="lr-tb"/>
      <style:text-properties fo:color="#158466" loext:opacity="100%"/>
    </style:style>
    <style:style style:name="P200" style:family="paragraph" style:parent-style-name="Standard">
      <style:paragraph-properties fo:text-align="end" style:justify-single-word="false" style:writing-mode="rl-tb"/>
      <style:text-properties fo:color="#158466" loext:opacity="100%" officeooo:rsid="01818599" officeooo:paragraph-rsid="01818599"/>
    </style:style>
    <style:style style:name="P201" style:family="paragraph" style:parent-style-name="Standard">
      <style:paragraph-properties fo:text-align="start" style:justify-single-word="false" style:writing-mode="lr-tb"/>
      <style:text-properties fo:color="#158466" loext:opacity="100%" officeooo:rsid="01818599" officeooo:paragraph-rsid="01818599"/>
    </style:style>
    <style:style style:name="P202" style:family="paragraph" style:parent-style-name="Standard">
      <style:text-properties fo:color="#336791" loext:opacity="100%" style:font-name="Space Mono" fo:font-size="23pt" fo:font-weight="bold" officeooo:paragraph-rsid="0182fedd" style:font-size-asian="23pt" style:font-weight-asian="bold" style:font-weight-complex="bold"/>
    </style:style>
    <style:style style:name="P203" style:family="paragraph" style:parent-style-name="Standard">
      <style:paragraph-properties fo:line-height="115%" fo:text-align="center" style:justify-single-word="false"/>
      <style:text-properties fo:color="#8d281e" loext:opacity="100%" fo:font-size="29pt" officeooo:rsid="0123a86f" officeooo:paragraph-rsid="01a81b4d" style:font-size-asian="29pt" style:font-weight-asian="bold" style:font-size-complex="29pt" style:font-weight-complex="bold"/>
    </style:style>
    <style:style style:name="P204" style:family="paragraph" style:parent-style-name="Standard">
      <style:text-properties fo:color="#336791" loext:opacity="100%" style:font-name="Space Mono" fo:font-size="23pt" fo:font-weight="bold" officeooo:paragraph-rsid="0189dd78" style:font-size-asian="23pt" style:font-weight-asian="bold" style:font-weight-complex="bold"/>
    </style:style>
    <style:style style:name="P205" style:family="paragraph" style:parent-style-name="Standard">
      <style:text-properties fo:color="#336791" loext:opacity="100%" style:font-name="Space Mono" fo:font-size="23pt" fo:font-weight="bold" officeooo:paragraph-rsid="018c8353" style:font-size-asian="23pt" style:font-weight-asian="bold" style:font-weight-complex="bold"/>
    </style:style>
    <style:style style:name="P206" style:family="paragraph" style:parent-style-name="Standard">
      <style:paragraph-properties fo:margin-top="0.0791in" fo:margin-bottom="0.0791in" style:contextual-spacing="false" fo:text-align="end" style:justify-single-word="false" style:writing-mode="rl-tb"/>
      <style:text-properties fo:color="#158466" loext:opacity="100%" style:font-name="Space Mono" fo:font-size="23pt" fo:font-weight="bold" officeooo:rsid="018d8c14" officeooo:paragraph-rsid="018d8c14" style:font-size-asian="23pt" style:font-weight-asian="bold" style:font-weight-complex="bold"/>
    </style:style>
    <style:style style:name="P207" style:family="paragraph" style:parent-style-name="Standard">
      <style:text-properties fo:color="#336791" loext:opacity="100%" style:font-name="Space Mono" fo:font-size="23pt" fo:font-weight="bold" officeooo:paragraph-rsid="018d8c14" style:font-size-asian="23pt" style:font-weight-asian="bold" style:font-weight-complex="bold"/>
    </style:style>
    <style:style style:name="P208" style:family="paragraph" style:parent-style-name="Standard">
      <style:text-properties fo:color="#158466" loext:opacity="100%" officeooo:paragraph-rsid="0190555a"/>
    </style:style>
    <style:style style:name="P209" style:family="paragraph" style:parent-style-name="Standard">
      <style:text-properties fo:color="#336791" loext:opacity="100%" style:font-name="Space Mono" fo:font-size="23pt" fo:font-weight="bold" officeooo:paragraph-rsid="0190555a" style:font-size-asian="23pt" style:font-weight-asian="bold" style:font-weight-complex="bold"/>
    </style:style>
    <style:style style:name="P210" style:family="paragraph" style:parent-style-name="Standard">
      <style:text-properties fo:color="#336791" loext:opacity="100%" style:font-name="Space Mono" fo:font-size="23pt" fo:font-weight="bold" officeooo:paragraph-rsid="0194ff0d" style:font-size-asian="23pt" style:font-weight-asian="bold" style:font-weight-complex="bold"/>
    </style:style>
    <style:style style:name="P211" style:family="paragraph" style:parent-style-name="Standard">
      <style:text-properties fo:color="#336791" loext:opacity="100%" style:font-name="Space Mono" fo:font-size="23pt" fo:font-weight="bold" officeooo:paragraph-rsid="01952e66" style:font-size-asian="23pt" style:font-weight-asian="bold" style:font-weight-complex="bold"/>
    </style:style>
    <style:style style:name="P212" style:family="paragraph" style:parent-style-name="Standard">
      <style:text-properties fo:color="#336791" loext:opacity="100%" style:font-name="Space Mono" fo:font-size="23pt" fo:font-weight="bold" officeooo:paragraph-rsid="01956400" style:font-size-asian="23pt" style:font-weight-asian="bold" style:font-weight-complex="bold"/>
    </style:style>
    <style:style style:name="P213" style:family="paragraph" style:parent-style-name="Standard">
      <style:text-properties fo:color="#336791" loext:opacity="100%" style:font-name="Space Mono" fo:font-size="23pt" fo:font-weight="bold" officeooo:paragraph-rsid="01965924" style:font-size-asian="23pt" style:font-weight-asian="bold" style:font-weight-complex="bold"/>
    </style:style>
    <style:style style:name="P214" style:family="paragraph" style:parent-style-name="Standard">
      <style:paragraph-properties fo:margin-top="0.0791in" fo:margin-bottom="0.0791in" style:contextual-spacing="false" fo:text-align="end" style:justify-single-word="false" style:writing-mode="rl-tb"/>
      <style:text-properties fo:color="#158466" loext:opacity="100%" style:font-name="29LT Bukra Bold1" fo:font-size="21pt" officeooo:rsid="019815e2" officeooo:paragraph-rsid="019815e2" style:font-size-asian="21pt" style:font-name-complex="29LT Bukra Bold1" style:font-size-complex="21pt"/>
    </style:style>
    <style:style style:name="P215" style:family="paragraph" style:parent-style-name="Standard">
      <style:text-properties fo:color="#336791" loext:opacity="100%" style:font-name="Space Mono" fo:font-size="23pt" fo:font-weight="bold" officeooo:paragraph-rsid="019815e2" style:font-size-asian="23pt" style:font-weight-asian="bold" style:font-weight-complex="bold"/>
    </style:style>
    <style:style style:name="P216" style:family="paragraph" style:parent-style-name="Standard">
      <style:text-properties officeooo:paragraph-rsid="01998776"/>
    </style:style>
    <style:style style:name="P217" style:family="paragraph" style:parent-style-name="Standard">
      <style:text-properties fo:color="#336791" loext:opacity="100%" style:font-name="Space Mono" fo:font-size="23pt" fo:font-weight="bold" officeooo:paragraph-rsid="01998776" style:font-size-asian="23pt" style:font-weight-asian="bold" style:font-weight-complex="bold"/>
    </style:style>
    <style:style style:name="P218" style:family="paragraph" style:parent-style-name="Standard">
      <style:text-properties fo:color="#336791" loext:opacity="100%" style:font-name="Space Mono" fo:font-size="23pt" fo:font-weight="bold" officeooo:paragraph-rsid="0199d50a" style:font-size-asian="23pt" style:font-weight-asian="bold" style:font-weight-complex="bold"/>
    </style:style>
    <style:style style:name="P219" style:family="paragraph" style:parent-style-name="خط_20_سفلي">
      <style:paragraph-properties fo:text-align="end" style:justify-single-word="false" style:writing-mode="rl-tb"/>
      <style:text-properties fo:font-size="18pt" style:font-size-asian="18pt" style:font-size-complex="18pt"/>
    </style:style>
    <style:style style:name="P220" style:family="paragraph" style:parent-style-name="Standard">
      <style:paragraph-properties fo:text-align="center" style:justify-single-word="false"/>
      <style:text-properties fo:color="#336791" loext:opacity="100%" style:font-name="Space Mono" fo:font-size="26pt" fo:font-weight="bold" officeooo:paragraph-rsid="019bd08d" style:font-size-asian="26pt" style:font-weight-asian="bold" style:font-size-complex="26pt" style:font-weight-complex="bold"/>
    </style:style>
    <style:style style:name="P221" style:family="paragraph" style:parent-style-name="Standard">
      <style:text-properties fo:font-size="26pt" officeooo:paragraph-rsid="019f6530" style:font-size-asian="26pt" style:font-size-complex="26pt"/>
    </style:style>
    <style:style style:name="P222" style:family="paragraph" style:parent-style-name="Standard">
      <style:text-properties fo:color="#336791" loext:opacity="100%" style:font-name="Space Mono" fo:font-size="23pt" fo:font-weight="bold" officeooo:paragraph-rsid="01a8deb7" style:font-size-asian="23pt" style:font-weight-asian="bold" style:font-weight-complex="bold"/>
    </style:style>
    <style:style style:name="P223" style:family="paragraph" style:parent-style-name="Standard">
      <style:text-properties fo:color="#127622" loext:opacity="100%"/>
    </style:style>
    <style:style style:name="P224" style:family="paragraph" style:parent-style-name="Standard">
      <style:text-properties fo:color="#336791" loext:opacity="100%" style:font-name="Space Mono" fo:font-size="23pt" fo:font-weight="bold" officeooo:paragraph-rsid="01a22ce1" style:font-size-asian="23pt" style:font-weight-asian="bold" style:font-weight-complex="bold"/>
    </style:style>
    <style:style style:name="P225" style:family="paragraph" style:parent-style-name="Standard">
      <style:text-properties fo:color="#127622" loext:opacity="100%" officeooo:paragraph-rsid="01ac7e0e"/>
    </style:style>
    <style:style style:name="P226" style:family="paragraph" style:parent-style-name="Standard">
      <style:text-properties fo:color="#336791" loext:opacity="100%" style:font-name="Space Mono" fo:font-size="23pt" fo:font-weight="bold" officeooo:paragraph-rsid="01ac7e0e" style:font-size-asian="23pt" style:font-weight-asian="bold" style:font-weight-complex="bold"/>
    </style:style>
    <style:style style:name="P227" style:family="paragraph" style:parent-style-name="Standard">
      <style:paragraph-properties fo:line-height="115%" fo:text-align="center" style:justify-single-word="false"/>
      <style:text-properties fo:color="#8d281e" loext:opacity="100%" fo:font-size="29pt" officeooo:rsid="01c2ed52" officeooo:paragraph-rsid="01a81b4d" style:font-size-asian="29pt" style:font-weight-asian="bold" style:font-size-complex="29pt" style:font-weight-complex="bold"/>
    </style:style>
    <style:style style:name="P228" style:family="paragraph" style:parent-style-name="Standard">
      <style:text-properties fo:color="#336791" loext:opacity="100%" style:font-name="Space Mono" fo:font-size="23pt" fo:font-weight="bold" officeooo:paragraph-rsid="01c55887" style:font-size-asian="23pt" style:font-weight-asian="bold" style:font-weight-complex="bold"/>
    </style:style>
    <style:style style:name="P229" style:family="paragraph" style:parent-style-name="Standard">
      <style:paragraph-properties fo:text-align="start" style:justify-single-word="false" fo:text-indent="0in" style:auto-text-indent="false"/>
      <style:text-properties style:font-name="Monospace1" fo:font-size="22pt" style:font-size-asian="22pt"/>
    </style:style>
    <style:style style:name="P230" style:family="paragraph" style:parent-style-name="Standard">
      <style:text-properties fo:color="#336791" loext:opacity="100%" style:font-name="Space Mono" fo:font-size="23pt" fo:font-weight="bold" officeooo:paragraph-rsid="01c8616b" style:font-size-asian="23pt" style:font-weight-asian="bold" style:font-weight-complex="bold"/>
    </style:style>
    <style:style style:name="P231" style:family="paragraph" style:parent-style-name="Standard">
      <style:text-properties fo:font-size="20pt" style:font-size-asian="20pt" style:font-size-complex="20pt"/>
    </style:style>
    <style:style style:name="P232" style:family="paragraph" style:parent-style-name="Standard">
      <style:paragraph-properties fo:text-align="end" style:justify-single-word="false" style:writing-mode="rl-tb"/>
    </style:style>
    <style:style style:name="P233" style:family="paragraph" style:parent-style-name="Standard">
      <style:text-properties fo:color="#336791" loext:opacity="100%" style:font-name="Space Mono" fo:font-size="23pt" fo:font-weight="bold" officeooo:paragraph-rsid="01ca0fb3" style:font-size-asian="23pt" style:font-weight-asian="bold" style:font-weight-complex="bold"/>
    </style:style>
    <style:style style:name="P234" style:family="paragraph" style:parent-style-name="Standard">
      <style:paragraph-properties fo:line-height="115%" fo:text-align="center" style:justify-single-word="false"/>
      <style:text-properties fo:color="#8d281e" loext:opacity="100%" fo:font-size="22pt" fo:font-weight="normal" officeooo:rsid="01c2ed52" officeooo:paragraph-rsid="01a81b4d" style:font-size-asian="22pt" style:font-weight-asian="normal" style:font-size-complex="22pt" style:font-weight-complex="normal"/>
    </style:style>
    <style:style style:name="P235" style:family="paragraph" style:parent-style-name="Standard">
      <style:paragraph-properties fo:line-height="115%"/>
    </style:style>
    <style:style style:name="P236" style:family="paragraph" style:parent-style-name="Standard">
      <style:paragraph-properties fo:line-height="115%"/>
      <style:text-properties fo:color="#158466" loext:opacity="100%"/>
    </style:style>
    <style:style style:name="P237" style:family="paragraph" style:parent-style-name="Standard">
      <style:text-properties fo:color="#336791" loext:opacity="100%" style:font-name="Space Mono" fo:font-size="23pt" fo:font-weight="bold" officeooo:paragraph-rsid="01d45ccb" style:font-size-asian="23pt" style:font-weight-asian="bold" style:font-weight-complex="bold"/>
    </style:style>
    <style:style style:name="P238" style:family="paragraph" style:parent-style-name="Standard">
      <style:text-properties fo:color="#336791" loext:opacity="100%" style:font-name="Space Mono" fo:font-size="23pt" fo:font-weight="bold" officeooo:paragraph-rsid="01d4ed2d" style:font-size-asian="23pt" style:font-weight-asian="bold" style:font-weight-complex="bold"/>
    </style:style>
    <style:style style:name="P239" style:family="paragraph" style:parent-style-name="Standard">
      <style:text-properties fo:color="#336791" loext:opacity="100%" style:font-name="Space Mono" fo:font-size="23pt" fo:font-weight="bold" officeooo:paragraph-rsid="01d70aae" style:font-size-asian="23pt" style:font-weight-asian="bold" style:font-weight-complex="bold"/>
    </style:style>
    <style:style style:name="P240" style:family="paragraph" style:parent-style-name="Standard">
      <style:paragraph-properties fo:margin-top="0.0398in" fo:margin-bottom="0.0398in" style:contextual-spacing="false"/>
      <style:text-properties fo:color="#158466" loext:opacity="100%" style:font-name="29LT Bukra Bold1" fo:font-size="17pt" officeooo:paragraph-rsid="01d94e17" style:font-size-asian="17pt" style:font-name-complex="29LT Bukra Bold1" style:font-size-complex="17pt"/>
    </style:style>
    <style:style style:name="P241" style:family="paragraph" style:parent-style-name="Standard">
      <style:text-properties fo:color="#336791" loext:opacity="100%" style:font-name="Space Mono" fo:font-size="23pt" fo:font-weight="bold" officeooo:paragraph-rsid="01d854a3" style:font-size-asian="23pt" style:font-weight-asian="bold" style:font-weight-complex="bold"/>
    </style:style>
    <style:style style:name="P242" style:family="paragraph" style:parent-style-name="Standard">
      <style:text-properties fo:color="#336791" loext:opacity="100%" style:font-name="Space Mono" fo:font-size="23pt" fo:font-weight="bold" officeooo:paragraph-rsid="01db2fb9" style:font-size-asian="23pt" style:font-weight-asian="bold" style:font-weight-complex="bold"/>
    </style:style>
    <style:style style:name="P243" style:family="paragraph" style:parent-style-name="Standard">
      <style:text-properties officeooo:paragraph-rsid="01dcef06"/>
    </style:style>
    <style:style style:name="P244" style:family="paragraph" style:parent-style-name="Standard">
      <style:text-properties fo:color="#336791" loext:opacity="100%" style:font-name="Space Mono" fo:font-size="23pt" fo:font-weight="bold" officeooo:paragraph-rsid="01dcef06" style:font-size-asian="23pt" style:font-weight-asian="bold" style:font-weight-complex="bold"/>
    </style:style>
    <style:style style:name="P245" style:family="paragraph" style:parent-style-name="Standard">
      <style:text-properties fo:color="#336791" loext:opacity="100%" style:font-name="Space Mono" fo:font-size="23pt" fo:font-weight="bold" officeooo:paragraph-rsid="01dd0685" style:font-size-asian="23pt" style:font-weight-asian="bold" style:font-weight-complex="bold"/>
    </style:style>
    <style:style style:name="P246" style:family="paragraph" style:parent-style-name="خط_20_سفلي">
      <style:text-properties fo:color="#158466" loext:opacity="100%" fo:font-size="16pt" style:font-size-asian="16pt" style:font-size-complex="16pt"/>
    </style:style>
    <style:style style:name="P247" style:family="paragraph" style:parent-style-name="Standard">
      <style:paragraph-properties fo:line-height="115%" fo:text-align="center" style:justify-single-word="false"/>
      <style:text-properties fo:color="#8d281e" loext:opacity="100%" fo:font-size="30pt" officeooo:rsid="01c2ed52" officeooo:paragraph-rsid="01a81b4d" style:font-size-asian="30pt" style:font-weight-asian="bold" style:font-size-complex="30pt" style:font-weight-complex="bold"/>
    </style:style>
    <style:style style:name="P248" style:family="paragraph" style:parent-style-name="Standard">
      <style:text-properties fo:color="#336791" loext:opacity="100%" style:font-name="Space Mono" fo:font-size="23pt" fo:font-weight="bold" officeooo:paragraph-rsid="01df230f" style:font-size-asian="23pt" style:font-weight-asian="bold" style:font-weight-complex="bold"/>
    </style:style>
    <style:style style:name="T1" style:family="text">
      <style:text-properties officeooo:rsid="00bccb3a"/>
    </style:style>
    <style:style style:name="T2" style:family="text">
      <style:text-properties officeooo:rsid="00bed469"/>
    </style:style>
    <style:style style:name="T3" style:family="text">
      <style:text-properties style:font-name="29LT Bukra Bold1" fo:font-size="18pt" style:font-size-asian="18pt" style:font-name-complex="29LT Bukra Bold1" style:font-size-complex="18pt"/>
    </style:style>
    <style:style style:name="T4" style:family="text">
      <style:text-properties style:font-name="29LT Bukra Bold1" fo:font-size="18pt" officeooo:rsid="00c41d04" style:font-size-asian="18pt" style:font-name-complex="29LT Bukra Bold1" style:font-size-complex="18pt"/>
    </style:style>
    <style:style style:name="T5" style:family="text">
      <style:text-properties fo:font-size="18pt" style:font-size-asian="18pt" style:font-size-complex="18pt"/>
    </style:style>
    <style:style style:name="T6" style:family="text">
      <style:text-properties fo:font-size="13pt" style:font-size-asian="13pt" style:font-size-complex="13pt"/>
    </style:style>
    <style:style style:name="T7" style:family="text">
      <style:text-properties fo:font-size="13pt" officeooo:rsid="00c6011d" style:font-size-asian="13pt" style:font-size-complex="13pt"/>
    </style:style>
    <style:style style:name="T8" style:family="text">
      <style:text-properties officeooo:rsid="00c5ff49"/>
    </style:style>
    <style:style style:name="T9" style:family="text">
      <style:text-properties officeooo:rsid="00c6011d"/>
    </style:style>
    <style:style style:name="T10" style:family="text">
      <style:text-properties style:font-name="29LT Bukra Bold1" fo:font-size="18pt" fo:font-weight="normal" style:font-size-asian="18pt" style:font-weight-asian="normal" style:font-size-complex="18pt" style:font-weight-complex="normal"/>
    </style:style>
    <style:style style:name="T11" style:family="text">
      <style:text-properties style:font-name="29LT Bukra Bold1" fo:font-size="18pt" style:font-size-asian="18pt" style:font-size-complex="18pt"/>
    </style:style>
    <style:style style:name="T12" style:family="text">
      <style:text-properties fo:color="#336791" loext:opacity="100%" style:font-name="Space Mono" fo:font-size="17pt" officeooo:rsid="00bf21a5" style:font-size-asian="17pt" style:font-style-asian="normal" style:font-size-complex="17pt" style:font-style-complex="normal"/>
    </style:style>
    <style:style style:name="T13" style:family="text">
      <style:text-properties fo:color="#cccccc" loext:opacity="100%" style:font-name="Monospace" fo:font-size="16pt" style:font-size-asian="16pt" style:font-size-complex="16pt"/>
    </style:style>
    <style:style style:name="T14" style:family="text">
      <style:text-properties fo:color="#cccccc" loext:opacity="100%" style:font-name="Monospace" fo:font-size="23pt" style:font-size-asian="23pt" style:font-size-complex="23pt"/>
    </style:style>
    <style:style style:name="T15" style:family="text">
      <style:text-properties fo:color="#cccccc" loext:opacity="100%" style:font-name="Monospace" fo:font-size="23pt" fo:font-style="normal" officeooo:rsid="00bf21a5" style:font-size-asian="23pt" style:font-style-asian="normal" style:font-size-complex="23pt" style:font-style-complex="normal"/>
    </style:style>
    <style:style style:name="T16" style:family="text">
      <style:text-properties fo:color="#336791" loext:opacity="100%" style:font-name="Space Mono" fo:font-size="23pt" officeooo:rsid="00bf21a5" style:font-size-asian="23pt" style:font-size-complex="23pt"/>
    </style:style>
    <style:style style:name="T17" style:family="text">
      <style:text-properties fo:color="#336791" loext:opacity="100%" style:font-name="Space Mono" fo:font-size="23pt" style:font-size-asian="23pt" style:font-size-complex="23pt"/>
    </style:style>
    <style:style style:name="T18" style:family="text">
      <style:text-properties fo:color="#336791" loext:opacity="100%" style:font-name="Space Mono" fo:font-size="23pt" officeooo:rsid="00c9c214" style:font-size-asian="23pt" style:font-size-complex="23pt"/>
    </style:style>
    <style:style style:name="T19" style:family="text">
      <style:text-properties fo:font-style="normal" officeooo:rsid="00c3c8ef" fo:background-color="#373737" loext:char-shading-value="0" style:font-style-asian="normal" style:font-style-complex="normal"/>
    </style:style>
    <style:style style:name="T20" style:family="text">
      <style:text-properties fo:color="#336791" loext:opacity="100%" style:font-name="Space Mono" fo:font-size="23pt" fo:font-style="normal" officeooo:rsid="00bf21a5" style:font-size-asian="23pt" style:font-style-asian="normal" style:font-size-complex="23pt" style:font-style-complex="normal"/>
    </style:style>
    <style:style style:name="T21" style:family="text">
      <style:text-properties fo:color="#336791" loext:opacity="100%" style:font-name="Space Mono" fo:font-size="20pt" officeooo:rsid="00c3c8ef" style:font-size-asian="20pt" style:font-style-asian="normal" style:font-size-complex="20pt" style:font-style-complex="normal"/>
    </style:style>
    <style:style style:name="T22" style:family="text">
      <style:text-properties fo:color="#336791" loext:opacity="100%" style:font-name="Space Mono" fo:font-size="23pt" style:font-size-asian="23pt"/>
    </style:style>
    <style:style style:name="T23" style:family="text">
      <style:text-properties fo:color="#158466" loext:opacity="100%"/>
    </style:style>
    <style:style style:name="T24" style:family="text">
      <style:text-properties fo:color="#158466" loext:opacity="100%" fo:font-size="15pt" style:font-size-asian="15pt" style:font-size-complex="15pt"/>
    </style:style>
    <style:style style:name="T25" style:family="text">
      <style:text-properties officeooo:rsid="00f05bbe"/>
    </style:style>
    <style:style style:name="T26" style:family="text">
      <style:text-properties officeooo:rsid="00eb3fed"/>
    </style:style>
    <style:style style:name="T27" style:family="text">
      <style:text-properties officeooo:rsid="00ed2794"/>
    </style:style>
    <style:style style:name="T28" style:family="text">
      <style:text-properties officeooo:rsid="00ee83e2"/>
    </style:style>
    <style:style style:name="T29" style:family="text">
      <style:text-properties fo:color="#158466" loext:opacity="100%" style:font-name="29LT Bukra Bold1" officeooo:rsid="00f05bbe" style:font-name-complex="29LT Bukra Bold1"/>
    </style:style>
    <style:style style:name="T30" style:family="text">
      <style:text-properties fo:color="#158466" loext:opacity="100%" style:font-name="29LT Bukra Bold1" officeooo:rsid="00f40b78" style:font-name-complex="29LT Bukra Bold1"/>
    </style:style>
    <style:style style:name="T31" style:family="text">
      <style:text-properties fo:color="#158466" loext:opacity="100%" style:font-name="29LT Bukra Bold1" officeooo:rsid="00f2005e" style:font-name-complex="29LT Bukra Bold1"/>
    </style:style>
    <style:style style:name="T32" style:family="text">
      <style:text-properties officeooo:rsid="00f4d14e"/>
    </style:style>
    <style:style style:name="T33" style:family="text">
      <style:text-properties officeooo:rsid="00fe309d"/>
    </style:style>
    <style:style style:name="T34" style:family="text">
      <style:text-properties officeooo:rsid="00fff6e3"/>
    </style:style>
    <style:style style:name="T35" style:family="text">
      <style:text-properties fo:color="#158466" loext:opacity="100%" style:font-name="29LT Bukra Bold1" style:font-name-complex="29LT Bukra Bold1"/>
    </style:style>
    <style:style style:name="T36" style:family="text">
      <style:text-properties fo:color="#158466" loext:opacity="100%" style:font-name="29LT Bukra Bold1" officeooo:rsid="0105a582" style:font-name-complex="29LT Bukra Bold1"/>
    </style:style>
    <style:style style:name="T37" style:family="text">
      <style:text-properties fo:color="#158466" loext:opacity="100%" style:font-name="29LT Bukra Bold1" fo:font-style="normal" officeooo:rsid="00fe309d" style:letter-kerning="false" style:font-name-complex="29LT Bukra Bold1" style:language-complex="ar" style:country-complex="EG"/>
    </style:style>
    <style:style style:name="T38" style:family="text">
      <style:text-properties style:font-name="Space Mono"/>
    </style:style>
    <style:style style:name="T39" style:family="text">
      <style:text-properties officeooo:rsid="01129ccc"/>
    </style:style>
    <style:style style:name="T40" style:family="text">
      <style:text-properties officeooo:rsid="0119c0ba"/>
    </style:style>
    <style:style style:name="T41" style:family="text">
      <style:text-properties fo:color="#158466" loext:opacity="100%" style:font-name="29LT Bukra Bold" style:font-name-complex="29LT Bukra Bold"/>
    </style:style>
    <style:style style:name="T42" style:family="text">
      <style:text-properties fo:color="#158466" loext:opacity="100%" style:font-name="29LT Bukra Bold" officeooo:rsid="011e0779" style:font-name-complex="29LT Bukra Bold"/>
    </style:style>
    <style:style style:name="T43" style:family="text">
      <style:text-properties officeooo:rsid="01b5d730"/>
    </style:style>
    <style:style style:name="T44" style:family="text">
      <style:text-properties style:font-name="Monospace1" fo:font-size="22pt" fo:font-weight="bold" style:font-size-asian="22pt" style:font-weight-asian="bold" style:font-weight-complex="bold"/>
    </style:style>
    <style:style style:name="T45" style:family="text">
      <style:text-properties officeooo:rsid="01286503"/>
    </style:style>
    <style:style style:name="T46" style:family="text">
      <style:text-properties officeooo:rsid="01b74a55"/>
    </style:style>
    <style:style style:name="T47" style:family="text">
      <style:text-properties style:font-name="Monospace1" fo:font-weight="bold" style:font-weight-asian="bold"/>
    </style:style>
    <style:style style:name="T48" style:family="text">
      <style:text-properties style:font-name="Monospace1"/>
    </style:style>
    <style:style style:name="T49" style:family="text">
      <style:text-properties officeooo:rsid="0134c0d1" style:font-name-complex="29LT Bukra Bold1"/>
    </style:style>
    <style:style style:name="T50" style:family="text">
      <style:text-properties style:font-name-complex="29LT Bukra Bold1"/>
    </style:style>
    <style:style style:name="T51" style:family="text">
      <style:text-properties officeooo:rsid="013a64a9"/>
    </style:style>
    <style:style style:name="T52" style:family="text">
      <style:text-properties officeooo:rsid="01403c47"/>
    </style:style>
    <style:style style:name="T53" style:family="text">
      <style:text-properties officeooo:rsid="015339fb"/>
    </style:style>
    <style:style style:name="T54" style:family="text">
      <style:text-properties officeooo:rsid="015de297"/>
    </style:style>
    <style:style style:name="T55" style:family="text">
      <style:text-properties officeooo:rsid="015e0f0d"/>
    </style:style>
    <style:style style:name="T56" style:family="text">
      <style:text-properties officeooo:rsid="0166727b"/>
    </style:style>
    <style:style style:name="T57" style:family="text">
      <style:text-properties officeooo:rsid="01699e20"/>
    </style:style>
    <style:style style:name="T58" style:family="text">
      <style:text-properties officeooo:rsid="016bf2d9"/>
    </style:style>
    <style:style style:name="T59" style:family="text">
      <style:text-properties style:font-name-complex="29LT Bukra Bold1" style:font-size-complex="20pt"/>
    </style:style>
    <style:style style:name="T60" style:family="text">
      <style:text-properties officeooo:rsid="017000eb" style:font-name-complex="29LT Bukra Bold1" style:font-size-complex="20pt"/>
    </style:style>
    <style:style style:name="T61" style:family="text">
      <style:text-properties fo:font-weight="normal" officeooo:rsid="017000eb" style:font-weight-asian="normal" style:font-name-complex="29LT Bukra Bold1" style:font-size-complex="20pt" style:font-weight-complex="normal"/>
    </style:style>
    <style:style style:name="T62" style:family="text">
      <style:text-properties officeooo:rsid="01795280"/>
    </style:style>
    <style:style style:name="T63" style:family="text">
      <style:text-properties style:font-name="29LT Bukra Bold1" officeooo:rsid="01795280" style:font-name-complex="29LT Bukra Bold1"/>
    </style:style>
    <style:style style:name="T64" style:family="text">
      <style:text-properties officeooo:rsid="017acb44"/>
    </style:style>
    <style:style style:name="T65" style:family="text">
      <style:text-properties officeooo:rsid="017ba3a4"/>
    </style:style>
    <style:style style:name="T66" style:family="text">
      <style:text-properties officeooo:rsid="01802c4a"/>
    </style:style>
    <style:style style:name="T67" style:family="text">
      <style:text-properties officeooo:rsid="0182fedd"/>
    </style:style>
    <style:style style:name="T68" style:family="text">
      <style:text-properties officeooo:rsid="018348a7"/>
    </style:style>
    <style:style style:name="T69" style:family="text">
      <style:text-properties officeooo:rsid="0185407a"/>
    </style:style>
    <style:style style:name="T70" style:family="text">
      <style:text-properties officeooo:rsid="0189dd78"/>
    </style:style>
    <style:style style:name="T71" style:family="text">
      <style:text-properties officeooo:rsid="018ad43a"/>
    </style:style>
    <style:style style:name="T72" style:family="text">
      <style:text-properties style:text-underline-style="solid" style:text-underline-width="auto" style:text-underline-color="font-color"/>
    </style:style>
    <style:style style:name="T73" style:family="text">
      <style:text-properties officeooo:rsid="0190555a"/>
    </style:style>
    <style:style style:name="T74" style:family="text">
      <style:text-properties officeooo:rsid="01905909"/>
    </style:style>
    <style:style style:name="T75" style:family="text">
      <style:text-properties officeooo:rsid="01965924"/>
    </style:style>
    <style:style style:name="T76" style:family="text">
      <style:text-properties officeooo:rsid="01a95117"/>
    </style:style>
    <style:style style:name="T77" style:family="text">
      <style:text-properties fo:color="#158466" loext:opacity="100%" style:font-name="29LT Bukra Bold1" officeooo:rsid="019c1ad7" style:font-name-complex="29LT Bukra Bold1"/>
    </style:style>
    <style:style style:name="T78" style:family="text">
      <style:text-properties officeooo:rsid="01a81b4d"/>
    </style:style>
    <style:style style:name="T79" style:family="text">
      <style:text-properties officeooo:rsid="01c2ed52"/>
    </style:style>
    <style:style style:name="T80" style:family="text">
      <style:text-properties officeooo:rsid="019f6530"/>
    </style:style>
    <style:style style:name="T81" style:family="text">
      <style:text-properties officeooo:rsid="01aeaf73"/>
    </style:style>
    <style:style style:name="T82" style:family="text">
      <style:text-properties style:font-name="Monospace" fo:font-size="22pt" style:font-size-asian="22pt"/>
    </style:style>
    <style:style style:name="T83" style:family="text">
      <style:text-properties fo:color="#158466" loext:opacity="100%" style:font-name="29LT Bukra Bold1" fo:font-size="18pt" style:font-size-asian="18pt" style:font-name-complex="29LT Bukra Bold1" style:font-size-complex="18pt"/>
    </style:style>
    <style:style style:name="T84" style:family="text">
      <style:text-properties fo:color="#158466" loext:opacity="100%" style:font-name="29LT Bukra Bold1" fo:font-size="18pt" officeooo:rsid="01c8616b" style:font-size-asian="18pt" style:font-name-complex="29LT Bukra Bold1" style:font-size-complex="18pt"/>
    </style:style>
    <style:style style:name="T85" style:family="text">
      <style:text-properties officeooo:rsid="01d4ed2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tgreSQL</text:p>
      <text:p text:style-name="P2">DDL</text:p>
      <text:p text:style-name="P2">Data Definition Language</text:p>
      <text:p text:style-name="P3">-- <text:span text:style-name="T1">Postgres</text:span> makes columns and tables names <text:span text:style-name="T1">small</text:span> by default, use " " to force case sensitivity.(Not Recommended)</text:p>
      <text:p text:style-name="P4">أسماء الجداول واﻷعمدة تتحط بين DOUBLE QUOTES لو عايز تلتزم بحالة اﻷحرف بينما القيم النصية VALUES لابد أن توضع بين SINGLE QUOTES</text:p>
      <text:p text:style-name="P5">CREATE</text:p>
      <text:p text:style-name="P6">Data Types:</text:p>
      <text:p text:style-name="P7">I<text:span text:style-name="T2">NTEGER</text:span>: <text:span text:style-name="T3">عدد صحيح </text:span><text:span text:style-name="T4">(4 BYTES)</text:span></text:p>
      <text:p text:style-name="P8">BIGINT: <text:span text:style-name="T5">عدد صحيح ضخم جدًا أكثر من 2 مليار</text:span></text:p>
      <text:p text:style-name="P8">NUMERIC:<text:span text:style-name="T5">عدد عشري دقيق جدًا للمال</text:span><text:span text:style-name="T6"> </text:span><text:span text:style-name="T7">(الخانة العشرية ,الدقة)</text:span></text:p>
      <text:p text:style-name="P8">REAL/DOUBLE <text:span text:style-name="T8">PRE</text:span><text:span text:style-name="T9">C</text:span><text:span text:style-name="T8">I</text:span><text:span text:style-name="T9">S</text:span><text:span text:style-name="T8">ION</text:span>: <text:span text:style-name="T5">عدد عشري تقريبي</text:span></text:p>
      <text:p text:style-name="P8">VARCHAR(n): <text:span text:style-name="T3">n نص متغير بحد أقصى</text:span></text:p>
      <text:p text:style-name="P8">TEXT: <text:span text:style-name="T5">نص مفتوح الطول</text:span></text:p>
      <text:p text:style-name="P8">CHAR(n): <text:span text:style-name="T5">نص ذو طول ثابت يكمل بمسافات</text:span></text:p>
      <text:p text:style-name="P9">DATE: <text:span text:style-name="T5">تاريخ بدون وقت</text:span></text:p>
      <text:p text:style-name="P9">TIMESTAMP: <text:span text:style-name="T5">تاريخ ووقت</text:span></text:p>
      <text:p text:style-name="P9">BOOLEAN: <text:span text:style-name="T10">TRUE or FALSE</text:span></text:p>
      <text:p text:style-name="P9"><text:soft-page-break/>SERIAL: <text:span text:style-name="T11">INTEGER increases automatic</text:span></text:p>
      <text:p text:style-name="P10">CREATE TABLE employees (</text:p>
      <text:p text:style-name="P10"><text:s text:c="4"/>id SERIAL PRIMARY KEY,</text:p>
      <text:p text:style-name="P10"><text:s text:c="4"/>first_name VARCHAR(50) DEFAULT 'No Name' NOT NULL,</text:p>
      <text:p text:style-name="P10"><text:s text:c="4"/>last_name VARCHAR(50),</text:p>
      <text:p text:style-name="P10"><text:s text:c="4"/>hire_date DATE DEFAULT CURRENT_DATE NOT NULL,</text:p>
      <text:p text:style-name="P10"><text:s text:c="4"/>date_time TIMESTAMP DEFAULT NOW(), </text:p>
      <text:p text:style-name="P10"><text:s text:c="4"/>email VARCHAR(20)</text:p>
      <text:p text:style-name="P11"><text:span text:style-name="T12">); </text:span><text:span text:style-name="T13"><text:s text:c="2"/></text:span><text:span text:style-name="T14"><text:s text:c="6"/></text:span><text:span text:style-name="T15"><text:s text:c="2"/></text:span></text:p>
      <text:p text:style-name="P12">CURRENT_DATE: <text:span text:style-name="T5">دالة ترجع تاريخ اليوم</text:span></text:p>
      <text:p text:style-name="P12">NOW(): <text:span text:style-name="T5">تاريخ اليوم والوقت</text:span></text:p>
      <text:p text:style-name="P13">CREATE TABLE students (</text:p>
      <text:p text:style-name="P13"><text:s text:c="4"/>name VARCHAR(50) NOT NULL,</text:p>
      <text:p text:style-name="P13"><text:s text:c="4"/>id INTEGER DEFAULT 1234567,</text:p>
      <text:p text:style-name="P13"><text:s text:c="4"/>phone_number CHAR(11),</text:p>
      <text:p text:style-name="P13"><text:s text:c="4"/>grade VARCHAR(10) DEFAULT 'Good' NOT NULL,</text:p>
      <text:p text:style-name="P13"><text:s text:c="4"/>gpa NUMERIC(3, 2) NOT NULL</text:p>
      <text:p text:style-name="P13">);</text:p>
      <text:p text:style-name="P14"><text:span text:style-name="T16">P</text:span><text:span text:style-name="T17">RIMARY KEY: </text:span><text:span text:style-name="T18">UNIQUE + NOT NULL</text:span></text:p>
      <text:p text:style-name="P15">وبيعمل فهرس تلقائي ع العمود عشان يكون سريع في البحث (القراءة) ولكن بطيء في الكتابة.</text:p>
      <text:p text:style-name="P16">SELECT * FROM actor;<text:span text:style-name="T19"> <text:s text:c="6"/></text:span></text:p>
      <text:p text:style-name="P16"><text:soft-page-break/>SELECT * FROM actor WHERE 1=1; </text:p>
      <text:p text:style-name="P17">SELECT * FROM employees WHERE 1 = 2;</text:p>
      <text:p text:style-name="P18">نسخ الجدول والمحتوى بدون القيود:</text:p>
      <text:p text:style-name="P19">CREATE TABLE actor_copy AS SELECT * FROM actor;</text:p>
      <text:p text:style-name="P19">SELECT * FROM actor_copy;</text:p>
      <text:p text:style-name="P20">------------------------------------------</text:p>
      <text:p text:style-name="P21">CREATE TABLE employees_copy AS</text:p>
      <text:p text:style-name="P21">SELECT * FROM employees WHERE 1 = 2;</text:p>
      <text:p text:style-name="P21">SELECT * FROM employees_copy;</text:p>
      <text:p text:style-name="P22"><text:span text:style-name="T20">------------------------------------------</text:span><text:span text:style-name="T21">CREATE TABLE family_films AS</text:span></text:p>
      <text:p text:style-name="P21">SELECT * FROM film</text:p>
      <text:p text:style-name="P21">WHERE rating = 'G';</text:p>
      <text:p text:style-name="P21">SELECT * FROM family_films;</text:p>
      <text:p text:style-name="P22"><text:span text:style-name="T22">----------------------------------------</text:span><text:span text:style-name="T21">CREATE TABLE film_copy AS</text:span></text:p>
      <text:p text:style-name="P21">SELECT title, release_year, length FROM film;</text:p>
      <text:p text:style-name="P21">SELECT * FROM film_copy;</text:p>
      <text:p text:style-name="P23">----------------------------------------</text:p>
      <text:p text:style-name="P24">-- (Aliasing)</text:p>
      <text:p text:style-name="P17"><text:soft-page-break/>CREATE TABLE customer_contacts AS</text:p>
      <text:p text:style-name="P17">SELECT </text:p>
      <text:p text:style-name="P17"><text:s text:c="4"/>first_name f_name, <text:s text:c="2"/></text:p>
      <text:p text:style-name="P17"><text:s text:c="4"/>last_name l_name, <text:s text:c="4"/></text:p>
      <text:p text:style-name="P17"><text:s text:c="4"/>email contact_info</text:p>
      <text:p text:style-name="P17">FROM customer;</text:p>
      <text:p text:style-name="P17">SELECT * FROM customer_contacts;</text:p>
      <text:p text:style-name="P25">----------------------------------------</text:p>
      <text:p text:style-name="P19">-- (Priority Rule)</text:p>
      <text:p text:style-name="P19">CREATE TABLE actor_naming_test(fname, lname) AS </text:p>
      <text:p text:style-name="P19">SELECT </text:p>
      <text:p text:style-name="P19"><text:s text:c="4"/>first_name, <text:s text:c="8"/><text:span text:style-name="T23">--fname</text:span></text:p>
      <text:p text:style-name="P19"><text:s text:c="4"/>last_name surname <text:s text:c="2"/><text:span text:style-name="T23">--surname </text:span><text:span text:style-name="T24">هيتم تجاهله تمامًا</text:span></text:p>
      <text:p text:style-name="P19">FROM actor;</text:p>
      <text:p text:style-name="P19">SELECT * FROM actor_naming_test;</text:p>
      <text:p text:style-name="P26">----------------------------------------</text:p>
      <text:p text:style-name="P27">CREATE TABLE film_pricing (movie_title, release_year, weekly_cost) AS </text:p>
      <text:p text:style-name="P27">SELECT </text:p>
      <text:p text:style-name="P27"><text:soft-page-break/><text:s text:c="4"/>title, </text:p>
      <text:p text:style-name="P27"><text:s text:c="4"/>release_year, </text:p>
      <text:p text:style-name="P27"><text:s text:c="4"/>rental_rate * 7 <text:span text:style-name="T23">-- suppose rentel_rate = daily</text:span> <text:s/></text:p>
      <text:p text:style-name="P27">FROM film;</text:p>
      <text:p text:style-name="P27">SELECT * FROM film_pricing;</text:p>
      <text:p text:style-name="P28">----------------------------------------</text:p>
      <text:p text:style-name="P29">CREATE VIEW actor_view AS </text:p>
      <text:p text:style-name="P29">SELECT * FROM actor;</text:p>
      <text:p text:style-name="P30">-- VIEW ZERO space - مجرد نافذة للاطلاع ع الجدول</text:p>
      <text:p text:style-name="P31">ALTER</text:p>
      <text:p text:style-name="P29">CREATE TABLE actor_copy AS </text:p>
      <text:p text:style-name="P29">SELECT * FROM actor;</text:p>
      <text:p text:style-name="P29">ALTER TABLE actor_copy </text:p>
      <text:p text:style-name="P29">ADD COLUMN role VARCHAR(50) DEFAULT 'Protagonist' NOT NULL;</text:p>
      <text:p text:style-name="P29">SELECT * FROM actor_copy;</text:p>
      <text:p text:style-name="P32">------------------------------------------</text:p>
      <text:p text:style-name="P33">ALTER TABLE actor_copy</text:p>
      <text:p text:style-name="P33">ADD COLUMN fax_number VARCHAR(11),</text:p>
      <text:p text:style-name="P34">ADD COLUMN birth_date DATE,</text:p>
      <text:p text:style-name="P34"><text:soft-page-break/>ADD COLUMN password VARCHAR(10) DEFAULT 'abc1234';</text:p>
      <text:p text:style-name="P33">SELECT * FROM actor_copy;</text:p>
      <text:p text:style-name="P35">ADD (COLUMN) كلمة عمود اختيارية واﻷفضل كتابتها</text:p>
      <text:p text:style-name="P36">Virtual Primary Key:</text:p>
      <text:p text:style-name="P37">اتفاق بينك وبين D<text:span text:style-name="T25">B</text:span>eaver إن العمود id مثلًا ده unique</text:p>
      <text:p text:style-name="P37">فبيسمحلك تعدل من ال GUI بناءً على ذلك ولكن نظام postgres مش بيعرف حاجة عنه وممكن يكرر ال id عادي وترجع تعدل من Dbeaver يلاقي ال id مكرر يضرب في وشك.</text:p>
      <text:p text:style-name="P38">Physical Primary Key: قيد حقيقي يعرفه الجميع</text:p>
      <text:p text:style-name="P39">------------------------------------------</text:p>
      <text:p text:style-name="P33">ALTER TABLE actor_copy</text:p>
      <text:p text:style-name="P33">ALTER COLUMN password TYPE VARCHAR(50);</text:p>
      <text:p text:style-name="P40">------------------------------------------</text:p>
      <text:p text:style-name="P33">ALTER TABLE actor_copy</text:p>
      <text:p text:style-name="P33"><text:s text:c="4"/>ALTER COLUMN fax_number TYPE VARCHAR(17),</text:p>
      <text:p text:style-name="P33"><text:s text:c="4"/>ALTER COLUMN fax_number SET DEFAULT '-', <text:s text:c="2"/></text:p>
      <text:p text:style-name="P33"><text:s text:c="4"/>ALTER COLUMN password TYPE VARCHAR(20),</text:p>
      <text:p text:style-name="P33"><text:s text:c="4"/>ALTER COLUMN password SET NOT NULL;</text:p>
      <text:p text:style-name="P41">------------------------------------------</text:p>
      <text:p text:style-name="P33">ALTER TABLE actor_copy DROP COLUMN fax_number;</text:p>
      <text:p text:style-name="P33">ALTER TABLE employees_copy </text:p>
      <text:p text:style-name="P33">DROP COLUMN IF EXISTS fax_number;</text:p>
      <text:p text:style-name="P42"><text:soft-page-break/>--<text:span text:style-name="T26">IF EXISTS لو مش موجود لا يعطي خطأ</text:span></text:p>
      <text:p text:style-name="P42">--<text:span text:style-name="T27">DROP (COLUMN)</text:span></text:p>
      <text:p text:style-name="P43">ALTER TABLE actor_copy</text:p>
      <text:p text:style-name="P43">DROP COLUMN last_update,</text:p>
      <text:p text:style-name="P43">DROP COLUMN password;</text:p>
      <text:p text:style-name="P43">SELECT * FROM actor_copy;</text:p>
      <text:p text:style-name="P44">------------------------------------------</text:p>
      <text:p text:style-name="P44">REVOKE INSERT, UPDATE, DELETE, TRUNCATE </text:p>
      <text:p text:style-name="P44">ON <text:span text:style-name="T28">actor</text:span>_copy FROM public; </text:p>
      <text:p text:style-name="P45">-- كلمة <text:s/>public تعني كل المستخدمين العاديين</text:p>
      <text:p text:style-name="P46">-- <text:span text:style-name="T27">تقدر تعدل عادي <text:s/>super user أنت ك </text:span></text:p>
      <text:p text:style-name="P47">-- <text:span text:style-name="T28">REVOKE إلغاء أو سحب</text:span></text:p>
      <text:p text:style-name="P48">------------------------------------------</text:p>
      <text:p text:style-name="P49">ALTER TABLE actor_copy </text:p>
      <text:p text:style-name="P49">ADD COLUMN gender CHAR(1),</text:p>
      <text:p text:style-name="P50">ADD CONSTRAINT gender_check</text:p>
      <text:p text:style-name="P50">CHECK (gender IN ('M', 'F'));</text:p>
      <text:p text:style-name="P51">In DBeaver GUI:</text:p>
      <text:p text:style-name="P52"><text:span text:style-name="T29">لما بتسيب الخلية </text:span><text:span text:style-name="T30">النصية</text:span><text:span text:style-name="T29"> زي ما هي بتكون قيمتها NULL <text:s/>غير معرفة ﻷنك لم تدخل أي قيمة إنما لو ضغطت عليها وحاولت التعديل ثم تركتها فارغة أصبحت قيمتها empty string وعشان ترجعها NULL كليك يمين ثم </text:span><text:span text:style-name="T31">EDIT SELL ثم SET TO NULL</text:span></text:p>
      <text:p text:style-name="P53"><text:soft-page-break/>tablename_columnname_type</text:p>
      <text:p text:style-name="P54">-- <text:span text:style-name="T32">Naming convention for constraint</text:span></text:p>
      <text:p text:style-name="P55">------------------------------------------</text:p>
      <text:p text:style-name="P49">ALTER TABLE actor_copy </text:p>
      <text:p text:style-name="P49">DROP COLUMN gender;</text:p>
      <text:p text:style-name="P49">GRANT INSERT, UPDATE, DELETE, TRUNCATE </text:p>
      <text:p text:style-name="P49">ON <text:span text:style-name="T32">actor</text:span>_copy TO public;</text:p>
      <text:p text:style-name="P56">-- <text:span text:style-name="T32">Grant منح صلاحية</text:span></text:p>
      <text:p text:style-name="P57">------------------------------------------</text:p>
      <text:p text:style-name="P49">ALTER TABLE actor_copy</text:p>
      <text:p text:style-name="P49">RENAME COLUMN birth_date TO birthday;</text:p>
      <text:p text:style-name="P57">------------------------------------------</text:p>
      <text:p text:style-name="P57">ALTER TABLE actor_copy </text:p>
      <text:p text:style-name="P58">RENAME TO actor_backup;</text:p>
      <text:p text:style-name="P31">DROP &amp; TRUNCATE</text:p>
      <text:p text:style-name="P59">DROP TABLE actor_backup;</text:p>
      <text:p text:style-name="P60">بيحذف الجدول نهائيًا الهيكل والبيانات وتحرير المساحة</text:p>
      <text:p text:style-name="P59">DELETE FROM actor_copy;</text:p>
      <text:p text:style-name="P61">بيحذف البيانات ولكن يبقي على الهيكل ولكنها عملية بطيئة Row by row processing بيحذف صف صف ويسجل في ال log والعداد زي id مش بيصفر بيكمل من آخر رقم.</text:p>
      <text:p text:style-name="P62"><text:soft-page-break/>TRUNCATE TABLE actor_copy;</text:p>
      <text:p text:style-name="P63"><text:span text:style-name="T33">بيمسح البيانات كلها دفعة واحدة وبيصفر العداد </text:span><text:span text:style-name="T34">ﻷنه بيعتمد على فكرة </text:span>Page Deallocation <text:span text:style-name="T34">يعني بيقطع الورقة كلها ويحرر المساحة.</text:span></text:p>
      <text:p text:style-name="P64">DELETE مش بتحرر المساحة ﻷنها لا تمسح البيانات فيزيائيًا هي بتشخبط عليها (بتعلم على الصفوف dead).</text:p>
      <text:p text:style-name="P65">DELETE FROM jobs WHERE job_id = 'IT_PROG';</text:p>
      <text:p text:style-name="P66">-- لحذف صفوف معينة</text:p>
      <text:p text:style-name="P67">SELECT COUNT(*) FROM actor;</text:p>
      <text:p text:style-name="P68">-- عدد الصفوف</text:p>
      <text:p text:style-name="P69">SELECT COUNT(last_name) FROM actor;</text:p>
      <text:p text:style-name="P70"><text:span text:style-name="T35">-- عدد الصفوف </text:span><text:span text:style-name="T36">ولكن مش بيحسب N</text:span><text:span text:style-name="T37">ULL</text:span></text:p>
      <text:p text:style-name="P71">DML</text:p>
      <text:p text:style-name="P72">INSERT</text:p>
      <text:p text:style-name="P73">INSER<text:span text:style-name="T38">T INTO jobs</text:span> (job_id, job_title, min_salary, max_salary) </text:p>
      <text:p text:style-name="P73">VALUES </text:p>
      <text:p text:style-name="P73"><text:s text:c="4"/>('IT_PROG', 'Programmer', 4000, 10000),</text:p>
      <text:p text:style-name="P73"><text:s text:c="4"/>('AD_PRES', 'President', 20000, 40000),</text:p>
      <text:p text:style-name="P73"><text:s text:c="4"/>('FI_MGR', 'Finance Manager', 12000, 24000);</text:p>
      <text:p text:style-name="P74">-- يمكن تغير ترتيب اﻷعمدة مع تغيير ترتيب القيم المناظرة لها</text:p>
      <text:p text:style-name="P75">INSERT INTO jobs</text:p>
      <text:p text:style-name="P75"><text:soft-page-break/>VALUES ('DATA_ENG', 'Data Engineer', 8000, 21000);</text:p>
      <text:p text:style-name="P76">-- You must stick to the order of columns</text:p>
      <text:p text:style-name="P77">------------------------------------------</text:p>
      <text:p text:style-name="P75">INSERT INTO jobs (job_id, job_title, min_salary)</text:p>
      <text:p text:style-name="P75">VALUES ('DATA_ARCH', 'Data Architecture', 8000);</text:p>
      <text:p text:style-name="P76">-- only 3 columns / column4 value will be NULL</text:p>
      <text:p text:style-name="P77">------------------------------------------</text:p>
      <text:p text:style-name="P78">ALTER TABLE jobs</text:p>
      <text:p text:style-name="P78">ALTER COLUMN max_salary SET DEFAULT 10000;</text:p>
      <text:p text:style-name="P79">------------------------------------------</text:p>
      <text:p text:style-name="P78">INSERT INTO jobs (job_id, min_salary)</text:p>
      <text:p text:style-name="P78">VALUES ('DATA_ARCH2', 8000);</text:p>
      <text:p text:style-name="P78">-- Alert job_title NOT NULL</text:p>
      <text:p text:style-name="P80">------------------------------------------</text:p>
      <text:p text:style-name="P81">INSERT INTO jobs</text:p>
      <text:p text:style-name="P81">VALUES ('<text:span text:style-name="T39">SOFT</text:span>_<text:span text:style-name="T39">TEST</text:span>', '<text:span text:style-name="T39">Software Tester</text:span>');</text:p>
      <text:p text:style-name="P82">------------------------------------------</text:p>
      <text:p text:style-name="P83">INSERT INTO jobs</text:p>
      <text:p text:style-name="P83">VALUES ('DATA_ARCH3', 'Data Architecture3', 8000, NULL);</text:p>
      <text:p text:style-name="P84">-- Put NULL instead of default value</text:p>
      <text:p text:style-name="P85">INSERT INTO jobs</text:p>
      <text:p text:style-name="P85">VALUES ('DATA_ARCH<text:span text:style-name="T40">4</text:span>', 'Data Architecture<text:span text:style-name="T40">4</text:span>', 8000, <text:span text:style-name="T40">DEFAULT</text:span>);</text:p>
      <text:p text:style-name="P86">-- Put default value <text:span text:style-name="T40">explicitly</text:span></text:p>
      <text:p text:style-name="P87">------------------------------------------</text:p>
      <text:p text:style-name="Standard"><text:soft-page-break/>CREATE TABLE jobs_copy AS SELECT * FROM jobs WHERE 1 = 0;</text:p>
      <text:p text:style-name="Standard">INSERT INTO jobs_copy SELECT * FROM jobs;</text:p>
      <text:p text:style-name="P88">-- The same structure but only data you need</text:p>
      <text:p text:style-name="P88">-- Constrains are not copied</text:p>
      <text:p text:style-name="P89">------------------------------------------</text:p>
      <text:p text:style-name="Standard">TRUNCATE TABLE jobs_copy;</text:p>
      <text:p text:style-name="Standard">INSERT INTO jobs_copy SELECT * FROM jobs WHERE job_id = 'IT_PROG';</text:p>
      <text:p text:style-name="P90">------------------------------------------</text:p>
      <text:p text:style-name="Standard">TRUNCATE TABLE jobs_copy;</text:p>
      <text:p text:style-name="Standard">INSERT INTO jobs_copy (job_id, job_title)</text:p>
      <text:p text:style-name="P91">SELECT job_id, job_title <text:s/>FROM jobs WHERE</text:p>
      <text:p text:style-name="P91">job_id = 'IT_PROG';</text:p>
      <text:p text:style-name="P92"><text:span text:style-name="T41">-- بمجرد أن تفتح القوس وتكتب قائمة أعمدة </text:span><text:span text:style-name="Source_20_Text"><text:span text:style-name="T41">(col1, col2)</text:span></text:span><text:span text:style-name="Source_20_Text"><text:span text:style-name="T42">،</text:span></text:span><text:span text:style-name="T41"> أنت توقع عقدًا ملزمًا مع قاعدة البيانات بأنك ستوفر قيمًا مساوية لها تمامًا في العدد والترتيب </text:span><text:span text:style-name="Source_20_Text"><text:span text:style-name="T41">(val1, val2)</text:span></text:span><text:span text:style-name="T41">.</text:span></text:p>
      <text:p text:style-name="P72">UPDATE</text:p>
      <text:p text:style-name="P93">CREATE TABLE film_copy AS SELECT * FROM film;</text:p>
      <text:p text:style-name="P93">UPDATE film_copy SET length = 90;</text:p>
      <text:p text:style-name="P94">------------------------------------------</text:p>
      <text:p text:style-name="P95">UPDATE film_copy</text:p>
      <text:p text:style-name="P95">SET</text:p>
      <text:p text:style-name="P95"><text:soft-page-break/><text:s text:c="4"/>release_year = 2005,</text:p>
      <text:p text:style-name="P95"><text:s text:c="4"/>description = 'Parent Guidance'</text:p>
      <text:p text:style-name="P95">WHERE rating = 'PG';</text:p>
      <text:p text:style-name="P95">SELECT * FROM film_copy WHERE rating = 'PG';</text:p>
      <text:p text:style-name="P96">------------------------------------------</text:p>
      <text:p text:style-name="Standard">UPDATE film_copy</text:p>
      <text:p text:style-name="Standard">SET length = length + 10 WHERE rating = 'PG';</text:p>
      <text:p text:style-name="خط_20_سفلي">SELECT * FROM film_copy WHERE rating = 'PG';</text:p>
      <text:p text:style-name="P97">SELECT</text:p>
      <text:p text:style-name="P98">Alias |<text:span text:style-name="T43">| ColumnOperations</text:span></text:p>
      <text:p text:style-name="Standard">SELECT first_name, last_name, email FROM customer;</text:p>
      <text:p text:style-name="P99">------------------------------------------</text:p>
      <text:p text:style-name="Standard">SELECT first_name f_name, last_name l_name, email e_mail FROM customer;</text:p>
      <text:p text:style-name="P99">------------------------------------------</text:p>
      <text:p text:style-name="Standard">SELECT first_name AS f_name, last_name AS l_name, email AS e_mail FROM customer;</text:p>
      <text:p text:style-name="P99">------------------------------------------</text:p>
      <text:p text:style-name="Standard">SELECT first_name AS "My Name", email "E-mail" FROM customer;</text:p>
      <text:p text:style-name="P88"><text:soft-page-break/>-- "It enforces case sensitivity"</text:p>
      <text:p text:style-name="P99">------------------------------------------</text:p>
      <text:p text:style-name="Standard">SELECT 'My Name is Alex' FROM customer;</text:p>
      <text:p text:style-name="P100">-- Echo string as many as rows of custome<text:span text:style-name="T44">r</text:span></text:p>
      <text:p text:style-name="P99">------------------------------------------</text:p>
      <text:p text:style-name="Standard">SELECT 'My Name is ' || first_name FROM customer;</text:p>
      <text:p text:style-name="P88">-- || Concatenation</text:p>
      <text:p text:style-name="P101">------------------------------------------</text:p>
      <text:p text:style-name="Standard">CREATE TABLE payments AS SELECT * FROM payment;</text:p>
      <text:p text:style-name="Standard">UPDATE payments SET amount = 5.5;</text:p>
      <text:p text:style-name="Standard">SELECT 'payment: ' || amount AS total FROM payments;</text:p>
      <text:p text:style-name="P101">------------------------------------------</text:p>
      <text:p text:style-name="P102">SELECT</text:p>
      <text:p text:style-name="P102"><text:s text:c="4"/>first_name || ' ' || last_name AS "Full Name"</text:p>
      <text:p text:style-name="P102">FROM</text:p>
      <text:p text:style-name="P102"><text:s text:c="4"/>customer;</text:p>
      <text:p text:style-name="P103">------------------------------------------</text:p>
      <text:p text:style-name="P102">SELECT </text:p>
      <text:p text:style-name="P104"><text:s text:c="4"/>address || ', ' || district || ', ' || postal_code</text:p>
      <text:p text:style-name="P104">AS "full address"</text:p>
      <text:p text:style-name="P102"><text:soft-page-break/>FROM </text:p>
      <text:p text:style-name="P102"><text:s text:c="4"/>address;</text:p>
      <text:p text:style-name="P105">------------------------------------------</text:p>
      <text:p text:style-name="P106"><text:span text:style-name="T45">SELECT CONCAT(address, ', ', district, ', ', postal_code) AS "full address" </text:span>FROM address;</text:p>
      <text:p text:style-name="P107">لو عملت دمج ب | | لنص مع NULL القيمة الكلية بتكون غير معرفة NULL ولو نص مع رقم بيعطي ERROR والحل استخدام دالة CONCAT</text:p>
      <text:p text:style-name="P105">------------------------------------------</text:p>
      <text:p text:style-name="Standard">SELECT </text:p>
      <text:p text:style-name="Standard"><text:s text:c="4"/>title, </text:p>
      <text:p text:style-name="Standard"><text:s text:c="4"/>rental_rate, </text:p>
      <text:p text:style-name="Standard"><text:s text:c="4"/>(rental_rate + 3) * 7 AS weekly_revenue</text:p>
      <text:p text:style-name="Standard">FROM </text:p>
      <text:p text:style-name="Standard"><text:s text:c="4"/>film;</text:p>
      <text:p text:style-name="P108">------------------------------------------</text:p>
      <text:p text:style-name="P88">-- (الوقت والتاريخ)</text:p>
      <text:p text:style-name="Standard">SELECT NOW();</text:p>
      <text:p text:style-name="P88">-- أو للتاريخ فقط</text:p>
      <text:p text:style-name="Standard">SELECT CURRENT_DATE;</text:p>
      <text:p text:style-name="P88">-- طباعة نص ثابت</text:p>
      <text:p text:style-name="Standard">SELECT 'I am Saif';</text:p>
      <text:p text:style-name="P109">------------------------------------------</text:p>
      <text:p text:style-name="Standard">SELECT CURRENT_DATE + 4;</text:p>
      <text:p text:style-name="P110">------------------------------------------</text:p>
      <text:p text:style-name="خط_20_سفلي"><text:soft-page-break/>SELECT title, release_year, 2025 - release_year AS years FROM film;</text:p>
      <text:p text:style-name="P111">RelationalOperators BETWEEN...AN<text:span text:style-name="T46">D... IN</text:span></text:p>
      <text:p text:style-name="P102">SELECT * FROM film WHERE replacement_cost &gt; 20;</text:p>
      <text:p text:style-name="P112">-- &lt; &gt;= &lt;= =</text:p>
      <text:p text:style-name="P102">SELECT * FROM film WHERE replacement_cost != 19.99;</text:p>
      <text:p text:style-name="P113">------------------------------------------</text:p>
      <text:p text:style-name="Standard">SELECT title, replacement_cost FROM film </text:p>
      <text:p text:style-name="Standard">WHERE replacement_cost BETWEEN 20 AND 25;</text:p>
      <text:p text:style-name="P84">-- [20, 25]</text:p>
      <text:p text:style-name="P84">-- <text:span text:style-name="T47">WHERE</text:span><text:span text:style-name="T48"> replacement_cost &gt;= 20 </text:span><text:span text:style-name="T47">AND</text:span><text:span text:style-name="T48"> replacement_cost &lt;= 25;</text:span></text:p>
      <text:p text:style-name="P114">------------------------------------------</text:p>
      <text:p text:style-name="Standard">SELECT * FROM payment </text:p>
      <text:p text:style-name="Standard">WHERE payment_date BETWEEN '2022-02-01' AND '2022-02-28';</text:p>
      <text:p text:style-name="P115">------------------------------------------</text:p>
      <text:p text:style-name="P116">SELECT * FROM payment</text:p>
      <text:p text:style-name="P116">WHERE payment_date &gt;= '2007-02-01' AND payment_date &lt; '2007-03-01'</text:p>
      <text:p text:style-name="P117"><text:span text:style-name="T49">زودنا يوم واحد وخلينا (أقل من) عشان يجيب كل معاملات اليوم اﻷخير ﻷن ال Timestamp بيحتوي على وقت وبالتالي بيقف عند الساعة 00 بداية اليوم 00:00:00 </text:span><text:span text:style-name="T50">2007-02-28 </text:span><text:span text:style-name="T49">فأي معاملة في اليوم بعد 12 لن تحسب.</text:span><text:span text:style-name="T50"> </text:span></text:p>
      <text:p text:style-name="P115"><text:soft-page-break/>------------------------------------------</text:p>
      <text:p text:style-name="Standard">SELECT * FROM actor </text:p>
      <text:p text:style-name="Standard">WHERE actor_id IN (1, 10, 25, 30, 45);</text:p>
      <text:p text:style-name="P118">------------------------------------------</text:p>
      <text:p text:style-name="Standard">SELECT * FROM actor</text:p>
      <text:p text:style-name="Standard">WHERE first_name IN ('NICK', 'TOM', 'JOE');</text:p>
      <text:p text:style-name="P118">------------------------------------------</text:p>
      <text:p text:style-name="P119">SELECT * FROM payment </text:p>
      <text:p text:style-name="P119">WHERE DATE(payment_date) IN ('2022-02-14', '2022-02-15');</text:p>
      <text:p text:style-name="P120">-- DATE() Function converts timestamp to date</text:p>
      <text:p text:style-name="P119">SELECT * FROM payment </text:p>
      <text:p text:style-name="P119">WHERE payment_date::DATE IN ('2022-02-14', '2022-02-15');</text:p>
      <text:p text:style-name="P121">-- Convert data type to DATE</text:p>
      <text:p text:style-name="P122">_ تحل محل حرف واحد</text:p>
      <text:p text:style-name="P122">% تحل محل أي عدد من الحروف <text:s/>( Zero or more )</text:p>
      <text:p text:style-name="P122">LIKE used to match patterns</text:p>
      <text:p text:style-name="Standard">SELECT * FROM actor WHERE first_name LIKE '___';</text:p>
      <text:p text:style-name="P123">الممثلين اللي أسماؤهم مكونة من ثلاث حروف فقط</text:p>
      <text:p text:style-name="P124">------------------------------------------</text:p>
      <text:p text:style-name="P125">SELECT * FROM customer WHERE first_name LIKE 'J_AN';</text:p>
      <text:p text:style-name="P126">أربع حروف مماثلة والحرف التاني أي حاجة</text:p>
      <text:p text:style-name="P127">------------------------------------------</text:p>
      <text:p text:style-name="P125">SELECT * FROM customer WHERE first_name <text:s/>LIKE 'AM%';</text:p>
      <text:p text:style-name="P128"><text:soft-page-break/>-- Starts with A<text:span text:style-name="T51">M...</text:span></text:p>
      <text:p text:style-name="P127">------------------------------------------</text:p>
      <text:p text:style-name="P102">SELECT * FROM customer WHERE first_name LIKE 'A%';</text:p>
      <text:p text:style-name="P128">-- Starts with A...</text:p>
      <text:p text:style-name="P129">------------------------------------------</text:p>
      <text:p text:style-name="P102">SELECT * FROM customer WHERE first_name LIKE '%A';</text:p>
      <text:p text:style-name="P130">-- Ends with ...A</text:p>
      <text:p text:style-name="P131">------------------------------------------</text:p>
      <text:p text:style-name="Standard">SELECT * FROM address WHERE address LIKE '%e';</text:p>
      <text:p text:style-name="Standard">-- Ends with small e</text:p>
      <text:p text:style-name="P132">------------------------------------------</text:p>
      <text:p text:style-name="Standard">SELECT * FROM address WHERE address LIKE '%a%';</text:p>
      <text:p text:style-name="P88">-- contains a anywhere</text:p>
      <text:p text:style-name="P133">------------------------------------------</text:p>
      <text:p text:style-name="P102">SELECT * FROM actor WHERE first_name LIKE 'JULIA%';</text:p>
      <text:p text:style-name="P134">-- <text:span text:style-name="T52">JULIA – JULIANNE (أمثلة)</text:span></text:p>
      <text:p text:style-name="P135">------------------------------------------</text:p>
      <text:p text:style-name="Standard">SELECT * FROM actor WHERE first_name LIKE '_R%';</text:p>
      <text:p text:style-name="P88">-- Second char is r</text:p>
      <text:p text:style-name="P136">------------------------------------------</text:p>
      <text:p text:style-name="Standard">SELECT * FROM actor WHERE first_name LIKE '%_R';</text:p>
      <text:p text:style-name="P137">-- ينتهي بحرفين آخرهم R</text:p>
      <text:p text:style-name="P138">------------------------------------------</text:p>
      <text:p text:style-name="Standard"><text:soft-page-break/>SELECT * FROM actor WHERE first_name LIKE '%_R%';</text:p>
      <text:p text:style-name="P139">-- جميع الكلمات التي تحتوي على R بشرط ألا تبدأ بها</text:p>
      <text:p text:style-name="Standard">SELECT * FROM actor WHERE first_name LIKE '%_R_%';</text:p>
      <text:p text:style-name="P88">-- R can't be first or last</text:p>
      <text:p text:style-name="P140">------------------------------------------</text:p>
      <text:p text:style-name="Standard">SELECT * FROM address WHERE address2 = NULL;</text:p>
      <text:p text:style-name="P88">-- NULL is not a value (No Return) NULL means Unknown</text:p>
      <text:p text:style-name="P141">------------------------------------------</text:p>
      <text:p text:style-name="Standard">SELECT * FROM address WHERE address2 IS NULL;</text:p>
      <text:p text:style-name="P141">------------------------------------------</text:p>
      <text:p text:style-name="Standard">SELECT * FROM address WHERE address2 IS NOT NULL;</text:p>
      <text:p text:style-name="P88">-- It has a value</text:p>
      <text:p text:style-name="P142">------------------------------------------</text:p>
      <text:p text:style-name="P143">Three valued logic – المنطق ثلاثي القيم</text:p>
      <text:p text:style-name="P144">كل خلية في الجدول عبارة عن صندوق إما:</text:p>
      <text:list text:style-name="L1">
        <text:list-item>
          <text:p text:style-name="P145">فارغ empty string</text:p>
        </text:list-item>
        <text:list-item>
          <text:p text:style-name="P145">أو NULL قيمة غير معرفة</text:p>
        </text:list-item>
        <text:list-item>
          <text:p text:style-name="P145">أو قيمة سواء نصية أو عددية</text:p>
        </text:list-item>
      </text:list>
      <text:p text:style-name="P146">ولذلك لما بتترك الخلية بدون قيمة بيعتبرها NULL قيمة مجهولة غير معرفة.</text:p>
      <text:p text:style-name="P147"><text:soft-page-break/>AND OR NOT</text:p>
      <text:p text:style-name="Standard">SELECT * FROM jobs WHERE job_id = 'DATA_ENG' OR min_salary &gt; 10000;</text:p>
      <text:p text:style-name="Standard">SELECT * FROM film WHERE replacement_cost &gt; 25 AND rental_duration IN (5, 7);</text:p>
      <text:p text:style-name="P148">------------------------------------------</text:p>
      <text:p text:style-name="Standard">SELECT * FROM film WHERE replacement_cost &gt; 25</text:p>
      <text:p text:style-name="Standard">AND rental_duration NOT IN (5, 7);</text:p>
      <text:p text:style-name="P149">------------------------------------------</text:p>
      <text:p text:style-name="P150">SELECT first_name, last_name, address_id, customer_id </text:p>
      <text:p text:style-name="P150">FROM customer</text:p>
      <text:p text:style-name="P150">WHERE (address_id = 480 OR address_id = 490)</text:p>
      <text:p text:style-name="P150">AND customer_id <text:s/>&gt; 100;</text:p>
      <text:p text:style-name="P151">-- () &gt; NOT &gt; AND &gt; OR</text:p>
      <text:p text:style-name="P152">------------------------------------------</text:p>
      <text:p text:style-name="Standard">SELECT * FROM jobs </text:p>
      <text:p text:style-name="P153">WHERE job_id = 'IT_PROG'</text:p>
      <text:p text:style-name="P153"><text:span text:style-name="T53">OR</text:span> (job_id = 'ST_CLERK' and salary &gt; 5000);</text:p>
      <text:p text:style-name="P154">------------------------------------------</text:p>
      <text:p text:style-name="Standard">SELECT first_name, last_name, job_id, salary FROM employees </text:p>
      <text:p text:style-name="Standard">WHERE job_id = 'IT_PROG' OR job_id = 'ST_CLERK' AND salary &gt; 5000;</text:p>
      <text:p text:style-name="P155">------------------------------------------</text:p>
      <text:p text:style-name="P93"><text:soft-page-break/>SELECT * FROM employees</text:p>
      <text:p text:style-name="P156">WHERE salary &gt; 10000 AND department_id = 20</text:p>
      <text:p text:style-name="P156">OR department_id = 30;</text:p>
      <text:p text:style-name="Standard">SELECT * FROM employees</text:p>
      <text:p text:style-name="P157">WHERE (job_id = 'IT_PROG' OR job_id = 'ST_CLERK')</text:p>
      <text:p text:style-name="P158">-- نجمع الوظائف الأول</text:p>
      <text:p text:style-name="P157">AND salary &gt; 5000; </text:p>
      <text:p text:style-name="P88">-- نطبق شرط الراتب على القوس كله</text:p>
      <text:p text:style-name="P159">------------------------------------------</text:p>
      <text:p text:style-name="Standard">SELECT * FROM film WHERE NOT rating = 'G';</text:p>
      <text:p text:style-name="Standard">SELECT title, rating FROM film WHERE rating NOT IN ('G', 'PG');</text:p>
      <text:p text:style-name="Standard">SELECT title, description FROM film WHERE description NOT LIKE '%Drama%';</text:p>
      <text:p text:style-name="Standard">SELECT title, length FROM film WHERE length NOT BETWEEN 60 AND 90;</text:p>
      <text:p text:style-name="Standard">SELECT title, length, release_year FROM film </text:p>
      <text:p text:style-name="خط_20_سفلي">WHERE NOT (length = 90 AND release_year = 2018);</text:p>
      <text:p text:style-name="P160">ORDER BY</text:p>
      <text:p text:style-name="Standard">SELECT * FROM actor ORDER BY first_name ASC;</text:p>
      <text:p text:style-name="P88">-- From A to Z (ASCE)</text:p>
      <text:p text:style-name="Standard">SELECT * FROM actor ORDER BY first_name DESC;</text:p>
      <text:p text:style-name="P88">-- From Z to A</text:p>
      <text:p text:style-name="P128"><text:soft-page-break/>Oracle: ASCII sort (Binary), placing Uppercase before Lowercase ('Z' comes before 'a').</text:p>
      <text:p text:style-name="P128">PostgreSQL: Collation <text:span text:style-name="T54">sort </text:span>following natural human order ('a' comes before 'Z') <text:span text:style-name="T54">case insensitive.</text:span></text:p>
      <text:p text:style-name="Standard">SELECT * FROM actor ORDER BY actor_id DESC;</text:p>
      <text:p text:style-name="P161">------------------------------------------</text:p>
      <text:p text:style-name="Standard">SELECT payment_id , (amount*10) / 2 price FROM payment ORDER BY price;</text:p>
      <text:p text:style-name="P162"><text:span text:style-name="T55">ترتيب حسب قيم عمود تم إنشاؤه </text:span>Sorting by Alias</text:p>
      <text:p text:style-name="P163">------------------------------------------</text:p>
      <text:p text:style-name="P164">SELECT first_name, last_name FROM actor ORDER BY 2;</text:p>
      <text:p text:style-name="P165">-- Position order in SELECT query instead of column name</text:p>
      <text:p text:style-name="P166">------------------------------------------</text:p>
      <text:p text:style-name="P167">SELECT * FROM payment ORDER BY 1;</text:p>
      <text:p text:style-name="P168">-- Column 1 in the original table</text:p>
      <text:p text:style-name="Standard">SELECT * FROM actor ORDER BY first_name, last_name;</text:p>
      <text:p text:style-name="P169">------------------------------------------</text:p>
      <text:p text:style-name="Standard">SELECT * FROM actor ORDER BY first_name, last_name, last_update ;</text:p>
      <text:p text:style-name="P170">------------------------------------------</text:p>
      <text:p text:style-name="Standard">SELECT * FROM actor ORDER BY first_name DESC, last_name ASC, last_update DESC;</text:p>
      <text:p text:style-name="P170">------------------------------------------</text:p>
      <text:p text:style-name="Standard"><text:soft-page-break/>SELECT * FROM actor ORDER BY 1 DESC, 2 ASC;</text:p>
      <text:p text:style-name="P171">-- <text:span text:style-name="T56">بيرتب حسب العمود اﻷول والعمود التاني مهمل إلا أن يحدث تعادل في قيمتين من العمود اﻷول ولو ثلاثة أعمدة فلن ينظر للثالث إلا إذا تعادل اﻷول والثاني.</text:span></text:p>
      <text:p text:style-name="P171">-- <text:span text:style-name="T57">ولو هناك صفان بنفس القيم بالظبط بيظلوا كما هم اللي اتعمله insert اﻷول هو السابق.</text:span></text:p>
      <text:p text:style-name="P172">------------------------------------------</text:p>
      <text:p text:style-name="P102">SELECT * FROM country_copy ORDER BY country;</text:p>
      <text:p text:style-name="P102">SELECT * FROM country_copy ORDER BY country DESC;</text:p>
      <text:p text:style-name="P173">-- ASC put NULLS last while DESC put NULLS first;</text:p>
      <text:p text:style-name="P174">------------------------------------------</text:p>
      <text:p text:style-name="Standard">SELECT * FROM country_copy ORDER BY country NULLS FIRST;</text:p>
      <text:p text:style-name="Standard">SELECT * FROM country_copy ORDER BY country DESC NULLS LAST;</text:p>
      <text:p text:style-name="P88">-- <text:span text:style-name="T58">NULLS FIRST | NULLS LAST</text:span></text:p>
      <text:p text:style-name="Standard">SELECT * FROM actor LIMIT 5;</text:p>
      <text:p text:style-name="P88">-- يعني أول خمس صفوف بس</text:p>
      <text:p text:style-name="P175">------------------------------------------</text:p>
      <text:p text:style-name="Standard">SELECT title, release_year, length FROM film WHERE release_year = 2017</text:p>
      <text:p text:style-name="Standard">ORDER BY length DESC</text:p>
      <text:p text:style-name="Standard">LIMIT 10;</text:p>
      <text:p text:style-name="P176">-- أطول 10 أفلام</text:p>
      <text:p text:style-name="P175">------------------------------------------</text:p>
      <text:p text:style-name="Standard"><text:soft-page-break/>SELECT title, release_year, length FROM film WHERE release_year = 2017</text:p>
      <text:p text:style-name="Standard">ORDER BY length DESC</text:p>
      <text:p text:style-name="Standard">OFFSET 10 LIMIT 10;</text:p>
      <text:p text:style-name="P177"><text:span text:style-name="T59">-- </text:span><text:span text:style-name="T60">of</text:span><text:span text:style-name="T61">fse</text:span><text:span text:style-name="T60">t 10 يعني سيب أول 10</text:span></text:p>
      <text:p text:style-name="P178">UPPER(column): كل الحروف كابيتال</text:p>
      <text:p text:style-name="P178">LOWER(column): كل الحروف سمول</text:p>
      <text:p text:style-name="P178">INITCAP(column): Initial Capital كابيتال ابتدائي</text:p>
      <text:p text:style-name="Standard">SELECT UPPER(city) FROM city;</text:p>
      <text:p text:style-name="P179">------------------------------------------</text:p>
      <text:p text:style-name="Standard">SELECT LOWER(city) FROM city;</text:p>
      <text:p text:style-name="P180">------------------------------------------</text:p>
      <text:p text:style-name="Standard">SELECT UPPER(job_id),</text:p>
      <text:p text:style-name="Standard">INITCAP(job_title) FROM jobs;</text:p>
      <text:p text:style-name="P180">------------------------------------------</text:p>
      <text:p text:style-name="Standard">SELECT LOWER(first_name), INITCAP('ahmed saif') FROM actor;</text:p>
      <text:p text:style-name="P181">------------------------------------------</text:p>
      <text:p text:style-name="P182">SELECT * FROM actor WHERE first_name = 'TOM';</text:p>
      <text:p text:style-name="P183">-- string in single quotes is case sensitive</text:p>
      <text:p text:style-name="P184">------------------------------------------</text:p>
      <text:p text:style-name="Standard">SELECT * FROM actor WHERE LOWER(last_name) = 'dee';</text:p>
      <text:p text:style-name="P88">-- retrieve anyone with the name ignoring case </text:p>
      <text:p text:style-name="P88"><text:soft-page-break/>-- يبحث متجاهلًا الحالة</text:p>
      <text:p text:style-name="P88">-- UPPER(last_name) = 'DEE'</text:p>
      <text:p text:style-name="P185">-- INITCAP(last_name) = 'Dee'</text:p>
      <text:p text:style-name="P160">STRING CONCAT</text:p>
      <text:p text:style-name="Standard">SELECT first_name, SUBSTR(first_name, 2, 5), last_name, LENGTH(last_name)</text:p>
      <text:p text:style-name="Standard">FROM actor;</text:p>
      <text:p text:style-name="P88">-- start from second char and count 5 chars</text:p>
      <text:p text:style-name="P88">-- SUBSTR(first_name, 2): start from 2 and continue to the last</text:p>
      <text:p text:style-name="P186">------------------------------------------</text:p>
      <text:p text:style-name="Standard">SELECT CONCAT(first_name, ' ', last_name) AS full_name FROM actor;</text:p>
      <text:p text:style-name="Standard">SELECT CONCAT_WS(' ', first_name, middle_name, last_name) AS full_name FROM actor;</text:p>
      <text:p text:style-name="P88">-- concat with separator</text:p>
      <text:p text:style-name="P88">-- بيوزع الفاصل بين القيم بذكاء</text:p>
      <text:p text:style-name="P187">--<text:span text:style-name="T62"> </text:span><text:span text:style-name="T63">لا تضع مسافة قبلها أو بعدها NULL يعني بتتجاهل ال <text:s text:c="4"/></text:span><text:span text:style-name="T62"><text:s text:c="2"/></text:span></text:p>
      <text:p text:style-name="P188">-- <text:span text:style-name="T64">CONCAT() </text:span><text:span text:style-name="T65">VS </text:span><text:span text:style-name="T64">||</text:span></text:p>
      <text:p text:style-name="P189"><text:span text:style-name="T64">-- </text:span><text:span text:style-name="T65">لو حاولت تدمج نص مع NULL النتيجة بتكون NULL في حالة | | السيئة تعم.</text:span></text:p>
      <text:p text:style-name="P190">------------------------------------------</text:p>
      <text:p text:style-name="Standard">SELECT POSITION('@' IN 'user@gmail.com'); </text:p>
      <text:p text:style-name="P88">-- RESULT: 5</text:p>
      <text:p text:style-name="Standard">SELECT STRPOS('user@gmail.com', '@');</text:p>
      <text:p text:style-name="P88"><text:soft-page-break/>-- RESULT: 5</text:p>
      <text:p text:style-name="P191">------------------------------------------</text:p>
      <text:p text:style-name="P192">SELECT version();</text:p>
      <text:p text:style-name="P193">إصدار POSTGRES</text:p>
      <text:p text:style-name="P194">------------------------------------------</text:p>
      <text:p text:style-name="P195">-- ابدأ البحث من الحرف الرابع، وهات لي التكرار الثاني لعلامة @</text:p>
      <text:p text:style-name="P196">SELECT REGEXP_INSTR('user@test@com', '@', 4, 2);</text:p>
      <text:p text:style-name="P197">-- RESULT: 10</text:p>
      <text:p text:style-name="P197">-- <text:span text:style-name="T66">The only one that takes 4 parameters</text:span></text:p>
      <text:p text:style-name="P198">------------------------------------------</text:p>
      <text:p text:style-name="Standard">SELECT REGEXP_INSTR('I am learning oracle', 'o', 1, 1);</text:p>
      <text:p text:style-name="P199">-- لازم موضع البداية يكون موجب مينفعش سالب أو صفر</text:p>
      <text:p text:style-name="P200">-- اتجاه البحث قد يتغير ولكن index ثابت لا يتغير.</text:p>
      <text:p text:style-name="P201">-- <text:span text:style-name="T67">POSTGRES doesn’t have reverse search function like INSTR Oracle.</text:span></text:p>
      <text:p text:style-name="P200">-- <text:span text:style-name="T68">لما يبحث عن كلمة بيج</text:span><text:span text:style-name="T69">ل</text:span><text:span text:style-name="T68">ب موضع أول حرف فيها</text:span></text:p>
      <text:p text:style-name="P202">------------------------------------------</text:p>
      <text:p text:style-name="خط_20_سفلي">SELECT first_name, STRPOS(first_name, 'A') FROM actor;</text:p>
      <text:p text:style-name="P203">TRIM()</text:p>
      <text:p text:style-name="Standard">SELECT TRIM(' <text:s text:c="3"/>My name is Ahmed Saif <text:s text:c="3"/>');</text:p>
      <text:p text:style-name="P88">-- <text:span text:style-name="T70">تزيل المسافات من اﻷطراف</text:span></text:p>
      <text:p text:style-name="P88"><text:soft-page-break/>-- <text:span text:style-name="T71">TRIM() تقص من الأطراف فقط</text:span></text:p>
      <text:p text:style-name="P204">------------------------------------------</text:p>
      <text:p text:style-name="P102">SELECT TRIM( 'My' FROM 'My name is Ahmed Saif');</text:p>
      <text:p text:style-name="P102">SELECT TRIM( 'Saif' FROM 'My name is Ahmed Saif');</text:p>
      <text:p text:style-name="P88">-- trim <text:span text:style-name="T72">only characters</text:span> from both sides</text:p>
      <text:p text:style-name="P205">------------------------------------------</text:p>
      <text:p text:style-name="P150">SELECT TRIM( 'My naif' FROM 'My name is Ahmed Saif');</text:p>
      <text:p text:style-name="P128">-- me is Ahmed S</text:p>
      <text:p text:style-name="P206">-- تبدأ من الطرف اﻷول إذا وجدت الحرف اﻷول في القائمة تقصه وهكذا حتى تصطدم بحرف غير موجود فتنتقل للطرف اﻵخر وتعمل بنفس الطريقة حتى تصطدم بحرف غير موجود.</text:p>
      <text:p text:style-name="P207">------------------------------------------</text:p>
      <text:p text:style-name="Standard">SELECT TRIM(BOTH ' ' FROM ' <text:s/>I am Ahmed <text:s/>');</text:p>
      <text:p text:style-name="Standard">SELECT TRIM(LEADING ' ' FROM ' <text:s/>I am Ahmed <text:s/>');</text:p>
      <text:p text:style-name="Standard">SELECT TRIM(TRAILING ' ' FROM ' <text:s/>I am Ahmed <text:s/>');</text:p>
      <text:p text:style-name="P208">-- كلاهم<text:span text:style-name="T73">ا –</text:span> المقدمة – الذيل </text:p>
      <text:p text:style-name="P208">-- <text:span text:style-name="T74">both – left – right </text:span></text:p>
      <text:p text:style-name="P209">------------------------------------------</text:p>
      <text:p text:style-name="Standard">SELECT TRIM(LEADING 'My' FROM 'My Car');</text:p>
      <text:p text:style-name="P210">------------------------------------------</text:p>
      <text:p text:style-name="Standard">SELECT LTRIM('My name is Saif', 'My ');</text:p>
      <text:p text:style-name="P88">-- (text, characters)</text:p>
      <text:p text:style-name="P88">-- LEFTTRIM-RIGHTTRIM-BOTHTRIM</text:p>
      <text:p text:style-name="Standard">SELECT RTRIM('My name is Saif', 'fai');</text:p>
      <text:p text:style-name="Standard">SELECT BTRIM('me and you', 'muo');</text:p>
      <text:p text:style-name="P211"><text:soft-page-break/>------------------------------------------</text:p>
      <text:p text:style-name="Standard">SELECT LTRIM(' <text:s text:c="5"/>My name is Saif');</text:p>
      <text:p text:style-name="Standard">SELECT RTRIM('My name is Adammmm', 'm');</text:p>
      <text:p text:style-name="P212">------------------------------------------</text:p>
      <text:p text:style-name="Standard">SELECT REPLACE('Ahmed', 'A', 'M');</text:p>
      <text:p text:style-name="P88">-- <text:span text:style-name="T75">REPLACE(source, oldText, newText)</text:span></text:p>
      <text:p text:style-name="P88">-- Mhmed</text:p>
      <text:p text:style-name="P88">-- <text:span text:style-name="T75">3 parameters are mandatory</text:span></text:p>
      <text:p text:style-name="P213">------------------------------------------</text:p>
      <text:p text:style-name="Standard">SELECT first_name, REPLACE(first_name, 'E', 'O') FROM actor;</text:p>
      <text:p text:style-name="P213">------------------------------------------</text:p>
      <text:p text:style-name="خط_20_سفلي">SELECT first_name, REPLACE(first_name, 'EN', '-') FROM actor;</text:p>
      <text:p text:style-name="P203"><text:span text:style-name="T76">P</text:span>adding</text:p>
      <text:p text:style-name="P214"><text:s/>حشو الفراغات برمز معين من اليسار أو اليمين حتى يكتمل عدد الحروف.</text:p>
      <text:p text:style-name="P167">SELECT LPAD('123', 6, '0');</text:p>
      <text:p text:style-name="P168">--000123</text:p>
      <text:p text:style-name="P167">SELECT RPAD('Ali', 5, '*');</text:p>
      <text:p text:style-name="P168">--Ali**</text:p>
      <text:p text:style-name="P215">------------------------------------------</text:p>
      <text:p text:style-name="P216"><text:soft-page-break/>SELECT first_name, LPAD(first_name, 10, '*') left_padding FROM actor;</text:p>
      <text:p text:style-name="P217">------------------------------------------</text:p>
      <text:p text:style-name="Standard">SELECT first_name, RPAD(first_name, 7, '-') FROM actor; <text:s/></text:p>
      <text:p text:style-name="P218">------------------------------------------</text:p>
      <text:p text:style-name="P150">SELECT first_name, LPAD('My name is ' || first_name, 20, '-') FROM actor;</text:p>
      <text:p text:style-name="P219"><text:span text:style-name="T35">لو الجملة زادت عن عشرين حرف مثلًا 22 هتعمل truncate للزيادة (حرفين) من جهة اليمين </text:span><text:span text:style-name="T77">(النهاية)</text:span><text:span text:style-name="T35"> دائمًا.</text:span></text:p>
      <text:p text:style-name="P203">DATE <text:span text:style-name="T78">TO_CHAR() </text:span>T<text:span text:style-name="T79">IMESTAMP</text:span></text:p>
      <text:p text:style-name="P220"><text:span text:style-name="T78">DATE: </text:span>YYYY-MM-DD</text:p>
      <text:p text:style-name="P221"><text:span text:style-name="T80">TIMESTAMP: </text:span>YYYY-MM-DD HH:MI:SS.nnnnnn</text:p>
      <text:p text:style-name="P222">------------------------------------------</text:p>
      <text:p text:style-name="Standard">SELECT last_update FROM actor;</text:p>
      <text:p text:style-name="P223">-- TO_CHAR(value, 'format')</text:p>
      <text:p text:style-name="Standard">SELECT last_update, TO_CHAR(last_update, 'YYYY') FROM actor;</text:p>
      <text:p text:style-name="P223">-- 2022</text:p>
      <text:p text:style-name="Standard">SELECT last_update, TO_CHAR(last_update, 'YYY') FROM actor; </text:p>
      <text:p text:style-name="P223">-- 022</text:p>
      <text:p text:style-name="Standard"><text:soft-page-break/>SELECT last_update, TO_CHAR(last_update, 'YY') FROM actor;</text:p>
      <text:p text:style-name="P223">-- 22</text:p>
      <text:p text:style-name="Standard">SELECT last_update, TO_CHAR(last_update, 'MM') FROM actor;</text:p>
      <text:p text:style-name="P223">-- 02</text:p>
      <text:p text:style-name="Standard">SELECT last_update, TO_CHAR(last_update, 'month') FROM actor;</text:p>
      <text:p text:style-name="P223">-- february</text:p>
      <text:p text:style-name="Standard">SELECT last_update, TO_CHAR(last_update, 'MONTH') FROM actor;</text:p>
      <text:p text:style-name="P223">-- FEBRUARY</text:p>
      <text:p text:style-name="Standard">SELECT last_update, TO_CHAR(last_update, 'Month') FROM actor;</text:p>
      <text:p text:style-name="P223">-- February</text:p>
      <text:p text:style-name="Standard">SELECT last_update, TO_CHAR(last_update, 'Mon') FROM actor;</text:p>
      <text:p text:style-name="P223">-- Feb</text:p>
      <text:p text:style-name="Standard">SELECT last_update, TO_CHAR(last_update, 'DD') FROM actor;</text:p>
      <text:p text:style-name="P223">-- 15 (رقم اليوم في الشهر)</text:p>
      <text:p text:style-name="Standard">SELECT last_update, TO_CHAR(last_update, 'DAY') FROM actor;</text:p>
      <text:p text:style-name="P223">-- TUESDAY</text:p>
      <text:p text:style-name="Standard"><text:soft-page-break/>SELECT last_update, TO_CHAR(last_update, 'D') FROM actor;</text:p>
      <text:p text:style-name="P223">-- 3 (رقم اليوم في الأسبوع)</text:p>
      <text:p text:style-name="Standard">SELECT last_update, TO_CHAR(last_update, 'DDD') FROM actor;</text:p>
      <text:p text:style-name="P223">-- 046 (رقم اليوم في السنة)</text:p>
      <text:p text:style-name="Standard">SELECT last_update, TO_CHAR(last_update, 'WW') FROM actor;</text:p>
      <text:p text:style-name="P223">-- 07 (رقم اﻷسبوع في السنة)</text:p>
      <text:p text:style-name="Standard">SELECT payment_date, TO_CHAR(payment_date, 'HH') FROM payments;</text:p>
      <text:p text:style-name="P223">-- 12-hour system</text:p>
      <text:p text:style-name="Standard">SELECT payment_date, TO_CHAR(payment_date, 'HH24') FROM payments;</text:p>
      <text:p text:style-name="P223">-- 24-hour system</text:p>
      <text:p text:style-name="Standard">SELECT last_update, TO_CHAR(last_update, 'MI:SS:MS PM') FROM actor;</text:p>
      <text:p text:style-name="P223">-- 34:33:000</text:p>
      <text:p text:style-name="Standard">SELECT payment_date, TO_CHAR(payment_date, 'FMMonth DD, YYYY') FROM payment;</text:p>
      <text:p text:style-name="P223">-- January 31, 2022</text:p>
      <text:p text:style-name="P223">-- No extra spaces</text:p>
      <text:p text:style-name="P223">-- FM = Fill Mode</text:p>
      <text:p text:style-name="P223">-- كل شهر ياخد مساحته بالظبط مش تحجز سبتمبر للكل</text:p>
      <text:p text:style-name="Standard"><text:soft-page-break/>SELECT payment_date, TO_CHAR(payment_date, 'DY') FROM payment;</text:p>
      <text:p text:style-name="P223">-- SAT</text:p>
      <text:p text:style-name="Standard">SELECT payment_date, TO_CHAR(payment_date, 'DD/MM/YYYY') FROM payment;</text:p>
      <text:p text:style-name="P223">-- 25/01/2022</text:p>
      <text:p text:style-name="P224">------------------------------------------</text:p>
      <text:p text:style-name="Standard">SELECT TO_CHAR(1250.5, '9,999.99');</text:p>
      <text:p text:style-name="P223">-- 1,250.50</text:p>
      <text:p text:style-name="P223">-- ساب فراغ للسالب ووضع كل رقم في الخانة المناظرة له</text:p>
      <text:p text:style-name="P223">-- لو رقم مش موجود سيضع فراغ في مكانه</text:p>
      <text:p text:style-name="P223">-- الفاصلة بين كل ثلاث أرقام</text:p>
      <text:p text:style-name="P223">-- لو رقم ناقص في الدقة العشرية سيضع 0 مكانه</text:p>
      <text:p text:style-name="Standard">SELECT TO_CHAR(31250, '9,999.99');</text:p>
      <text:p text:style-name="P223">-- لازم عدد الـ 9 في النمط يكون مساويًا أو أكبر من عدد خانات الرقم</text:p>
      <text:p text:style-name="P223">-- كي لا يقص الرقم اﻷصلي ويسبب خسائر <text:s text:c="2"/></text:p>
      <text:p text:style-name="Standard">SELECT TO_CHAR(31250, '999,999.99');</text:p>
      <text:p text:style-name="P225">-- <text:s/>31,250.00 (فراغين في البداية)</text:p>
      <text:p text:style-name="P226">------------------------------------------</text:p>
      <text:p text:style-name="Standard">SELECT TO_CHAR(0.75, '9.99');</text:p>
      <text:p text:style-name="P223">-- <text:s/>.75</text:p>
      <text:p text:style-name="P223">-- الرقم 9 لما بيتعامل مع 0 في اليسار مش بيعترف بيه وبيسيب مكانه فارغ</text:p>
      <text:p text:style-name="Standard">SELECT TO_CHAR(0.75, '0.99');</text:p>
      <text:p text:style-name="P223"><text:soft-page-break/>-- 0.75</text:p>
      <text:p text:style-name="Standard">SELECT TO_CHAR(5777, '00,000.0');</text:p>
      <text:p text:style-name="P223">-- 05,777.0</text:p>
      <text:p text:style-name="P121">-- الرقم صفر بيضع <text:span text:style-name="T81">0</text:span> مكان العدد الزيادة بدل ما يسيب مكانه فاضي مثل 9 </text:p>
      <text:p text:style-name="P227">CASE</text:p>
      <text:p text:style-name="Standard">SELECT title, length,</text:p>
      <text:p text:style-name="Standard"><text:s text:c="4"/>CASE </text:p>
      <text:p text:style-name="Standard"><text:s text:c="8"/>WHEN length &lt; 60 THEN 'Short Movie'</text:p>
      <text:p text:style-name="Standard"><text:s text:c="8"/>WHEN length BETWEEN 60 AND 100 THEN 'Medium Movie'</text:p>
      <text:p text:style-name="Standard"><text:s text:c="8"/>ELSE 'Long Movie'</text:p>
      <text:p text:style-name="Standard"><text:s text:c="4"/>END AS "Film Duration" <text:s/></text:p>
      <text:p text:style-name="Standard">FROM film;</text:p>
      <text:p text:style-name="P228">------------------------------------------</text:p>
      <text:p text:style-name="Standard">SELECT title, rating,</text:p>
      <text:p text:style-name="Standard"><text:s text:c="4"/>CASE rating </text:p>
      <text:p text:style-name="Standard"><text:s text:c="8"/>WHEN 'G' THEN 'General'</text:p>
      <text:p text:style-name="Standard"><text:s text:c="8"/>WHEN 'PG' THEN 'Parental Guidance'</text:p>
      <text:p text:style-name="Standard"><text:s text:c="8"/>WHEN 'R' THEN 'Restricted'</text:p>
      <text:p text:style-name="Standard"><text:s text:c="8"/>ELSE 'Other'</text:p>
      <text:p text:style-name="Standard"><text:s text:c="4"/>END Genre</text:p>
      <text:p text:style-name="Standard">FROM film;</text:p>
      <text:p text:style-name="P229" loext:marker-style-name="T82"/>
      <text:p text:style-name="P150"><text:soft-page-break/>SELECT job_title, min_salary,</text:p>
      <text:p text:style-name="P150"><text:s text:c="4"/>CASE </text:p>
      <text:p text:style-name="P150"><text:s text:c="8"/>WHEN min_salary &lt;= 7000 THEN min_salary * 1.5</text:p>
      <text:p text:style-name="P150"><text:s text:c="8"/>WHEN min_salary &lt;= 8000 AND min_salary &gt; 7000 THEN min_salary + 1000</text:p>
      <text:p text:style-name="P150"><text:s text:c="8"/>ELSE min_salary</text:p>
      <text:p text:style-name="P150"><text:s text:c="4"/>END "New_Salary"</text:p>
      <text:p text:style-name="P150">FROM jobs;</text:p>
      <text:p text:style-name="P230">------------------------------------------</text:p>
      <text:p text:style-name="P231">SELECT job_title, min_salary,</text:p>
      <text:p text:style-name="P231"><text:s text:c="4"/>CASE </text:p>
      <text:p text:style-name="P231"><text:s text:c="8"/>WHEN min_salary &lt;= 7000 THEN min_salary * 1.5</text:p>
      <text:p text:style-name="P231"><text:s text:c="8"/>WHEN min_salary &lt;= 8000 AND min_salary &gt; 7000 THEN min_salary + 1000</text:p>
      <text:p text:style-name="P231"><text:s text:c="8"/>WHEN job_title = 'Data Engineer' THEN min_salary * 2</text:p>
      <text:p text:style-name="P231"><text:s text:c="8"/>ELSE min_salary</text:p>
      <text:p text:style-name="P231"><text:s text:c="4"/>END "New_Salary"</text:p>
      <text:p text:style-name="P231">FROM jobs;</text:p>
      <text:p text:style-name="P232"><text:span text:style-name="T83">-- </text:span><text:span text:style-name="T84">بيمشي صف صف وبيقف عند الصف ويمشي case case لو case تحققت مش بيبص ع اللي بعدها.</text:span></text:p>
      <text:p text:style-name="P233">------------------------------------------</text:p>
      <text:p text:style-name="Standard">SELECT * FROM jobs WHERE </text:p>
      <text:p text:style-name="Standard"><text:s text:c="4"/>(CASE </text:p>
      <text:p text:style-name="Standard"><text:s text:c="8"/>WHEN min_salary &lt;= 7000 THEN 1</text:p>
      <text:p text:style-name="Standard"><text:soft-page-break/><text:s text:c="8"/>WHEN job_title = 'Data Engineer' THEN 1</text:p>
      <text:p text:style-name="Standard"><text:s text:c="8"/>ELSE 0</text:p>
      <text:p text:style-name="خط_20_سفلي"><text:s text:c="4"/>END) = 1;</text:p>
      <text:p text:style-name="P227">Aggregate Functions</text:p>
      <text:p text:style-name="P234">دوال التجميع</text:p>
      <text:p text:style-name="P235">SELECT AVG(amount) FROM payment;</text:p>
      <text:p text:style-name="P235">SELECT ROUND(AVG(amount), 2) FROM payment;</text:p>
      <text:p text:style-name="P236">-- 4.20 (عددين عشريين)</text:p>
      <text:p text:style-name="P235">SELECT ROUND(AVG(amount), 2) FROM payment WHERE payment_date::DATE = '2022-01-25';</text:p>
      <text:p text:style-name="P236">-- '' التواريخ تعتبر نصوص توضع بين</text:p>
      <text:p text:style-name="P237">------------------------------------------</text:p>
      <text:p text:style-name="P235">SELECT COUNT(amount) FROM payments WHERE payment_date::DATE = '2022-01-25';</text:p>
      <text:p text:style-name="P236">-- COUNT only NOT NULL VALUES</text:p>
      <text:p text:style-name="Standard">SELECT COUNT(*) FROM payments WHERE payment_date::DATE = '2022-01-25';</text:p>
      <text:p text:style-name="P88">-- COUNT ALL VALUES</text:p>
      <text:p text:style-name="P237">------------------------------------------</text:p>
      <text:p text:style-name="Standard">SELECT SUM(amount) FROM payments WHERE payment_date::DATE = '2022-01-25';</text:p>
      <text:p text:style-name="P88">-- <text:span text:style-name="T85">المجموع لكل القيم</text:span></text:p>
      <text:p text:style-name="Standard"><text:soft-page-break/>SELECT COUNT(*) FROM payment;</text:p>
      <text:p text:style-name="P88">-- Number of all rows</text:p>
      <text:p text:style-name="P238">------------------------------------------</text:p>
      <text:p text:style-name="Standard">SELECT COALESCE(amount, 0) FROM payments;</text:p>
      <text:p text:style-name="P88">-- Make NULL values in amount = 0 (retrieve not update)</text:p>
      <text:p text:style-name="Standard">SELECT 5 + COALESCE(NULL, 0);</text:p>
      <text:p text:style-name="P88">-- INSTEAD OF 5 + NULL = NULL | 5 + 0 = 5</text:p>
      <text:p text:style-name="Standard">SELECT COALESCE(address, address2, district, 'No Info') AS address_info</text:p>
      <text:p text:style-name="Standard">FROM address;</text:p>
      <text:p text:style-name="P88">-- Row by row if address has value retrieve and if NULL check the second so on</text:p>
      <text:p text:style-name="P239">------------------------------------------</text:p>
      <text:p text:style-name="Standard">SELECT AVG(amount) FROM payments;</text:p>
      <text:p text:style-name="Standard">SELECT AVG(COALESCE(amount, 0)) FROM payment;</text:p>
      <text:p text:style-name="P240">-- NULLS عشان يحسب العدد بتاع ال</text:p>
      <text:p text:style-name="Standard">SELECT ROUND(AVG(COALESCE(amount, 0)), 2) FROM payment;</text:p>
      <text:p text:style-name="P241">------------------------------------------</text:p>
      <text:p text:style-name="Standard">SELECT MIN(first_name) FROM actor;</text:p>
      <text:p text:style-name="Standard">SELECT MAX(first_name) FROM actor;</text:p>
      <text:p text:style-name="P242">------------------------------------------</text:p>
      <text:p text:style-name="P243">SELECT SUM(amount), SUM(ALL amount), </text:p>
      <text:p text:style-name="Standard"><text:soft-page-break/>SUM(DISTINCT amount) FROM payment;</text:p>
      <text:p text:style-name="P88">-- ALL is the default mode - DISTINCT removes duplication</text:p>
      <text:p text:style-name="P244">------------------------------------------</text:p>
      <text:p text:style-name="Standard">SELECT </text:p>
      <text:p text:style-name="Standard"><text:s text:c="4"/>COUNT(*) AS total_transactions, <text:span text:style-name="T23">-- عدد العمليات</text:span></text:p>
      <text:p text:style-name="Standard"><text:s text:c="4"/>SUM(amount) AS total_revenue, <text:span text:style-name="T23">-- إجمالي الدخل</text:span></text:p>
      <text:p text:style-name="Standard"><text:s text:c="4"/>MAX(amount) AS max_payment, <text:span text:style-name="T23">-- أكبر مبلغ</text:span></text:p>
      <text:p text:style-name="Standard"><text:s text:c="4"/>MIN(amount) AS min_payment, <text:span text:style-name="T23">-- أصغر مبلغ</text:span></text:p>
      <text:p text:style-name="Standard"><text:s text:c="4"/>ROUND(AVG(amount), 2) AS avg_payment FROM payment; <text:span text:style-name="T23">-- متوسط الدفع</text:span></text:p>
      <text:p text:style-name="P245">------------------------------------------</text:p>
      <text:p text:style-name="P150">SELECT amount, SUM(amount) FROM payment; -- Error</text:p>
      <text:p text:style-name="P246">-- الكويري اﻷولى صفوف والتانية صف واحد لا يمكن جمعهم في جدول</text:p>
      <text:p text:style-name="P247">GROUP BY</text:p>
      <text:p text:style-name="Standard">SELECT rating FROM film ORDER BY rating;</text:p>
      <text:p text:style-name="Standard">SELECT DISTINCT rating FROM film;</text:p>
      <text:p text:style-name="P88">-- Only filter</text:p>
      <text:p text:style-name="Standard">SELECT rating FROM film GROUP BY rating;</text:p>
      <text:p text:style-name="P88">-- Remove Duplication by grouping equal values in the same group</text:p>
      <text:p text:style-name="P88">-- تجهيز ﻹجراء عمليات</text:p>
      <text:p text:style-name="P248">------------------------------------------</text:p>
      <text:p text:style-name="P24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29LT Bukra Bold" svg:font-family="'29LT Bukra Bold'" style:font-pitch="variable"/>
    <style:font-face style:name="29LT Bukra Bold1" svg:font-family="'29LT Bukra Bold'" style:font-adornments="Bold" style:font-pitch="variable"/>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onospace" svg:font-family="Monospace" style:font-pitch="variable"/>
    <style:font-face style:name="Monospace1" svg:font-family="Monospace" style:font-adornments="Regular"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pace Mono" svg:font-family="'Space Mono'" style:font-pitch="fixed"/>
    <style:font-face style:name="Space Mono1" svg:font-family="'Space Mono'" style:font-adornments="Bold" style:font-pitch="fixed"/>
    <style:font-face style:name="Space Mono2" svg:font-family="'Space Mono'" style:font-adornments="Regular" style:font-pitch="fixed"/>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37c0" loext:opacity="100%" style:font-name="29LT Bukra Bold" fo:font-size="25pt" fo:language="en" fo:country="US" style:letter-kerning="false" style:font-name-asian="Calibri" style:font-size-asian="25pt" style:language-asian="en" style:country-asian="US" style:font-name-complex="29LT Bukra Bold" style:font-size-complex="2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fo:color="#0037c0" loext:opacity="100%" style:font-name="29LT Bukra Bold" fo:font-size="25pt" fo:language="en" fo:country="US" style:letter-kerning="false" style:font-name-asian="Calibri" style:font-size-asian="25pt" style:language-asian="en" style:country-asian="US" style:font-name-complex="29LT Bukra Bold" style:font-size-complex="2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3752in" fo:margin-right="-0.3752in" fo:margin-top="0in" fo:margin-bottom="0in" style:contextual-spacing="false" fo:line-height="100%" fo:text-align="start" style:justify-single-word="false" fo:orphans="2" fo:widows="2" fo:hyphenation-ladder-count="no-limit" fo:hyphenation-keep="auto" loext:hyphenation-keep-type="column" fo:text-indent="0in" style:auto-text-indent="false" style:page-number="auto" style:writing-mode="lr-tb">
        <style:tab-stops/>
      </style:paragraph-properties>
      <style:text-properties fo:color="#336791" loext:opacity="100%" style:font-name="Space Mono2" fo:font-family="'Space Mono'" style:font-style-name="Regular" style:font-pitch="fixed" fo:font-size="20pt" fo:font-style="normal" fo:font-weight="bold" style:letter-kerning="false" style:font-size-asian="21pt" style:font-size-complex="18pt" style:language-complex="ar" style:country-complex="EG"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List_20_Paragraph" style:display-name="List Paragraph" style:family="paragraph" style:parent-style-name="Standard">
      <style:paragraph-properties fo:margin-left="0.5in" fo:margin-top="0in" fo:margin-bottom="0.111in" style:contextual-spacing="true"/>
    </style:style>
    <style:style style:name="خط_20_سفلي" style:display-name="خط سفلي" style:family="paragraph" style:parent-style-name="Standard">
      <style:paragraph-properties fo:margin-left="-0.3752in" fo:margin-right="-0.3752in" fo:margin-top="0in" fo:margin-bottom="0in" style:contextual-spacing="false" fo:line-height="115%" fo:text-indent="0in" style:auto-text-indent="false" fo:padding-left="0.0201in" fo:padding-right="0.0201in" fo:padding-top="0.0201in" fo:padding-bottom="0.0299in" fo:border-left="none" fo:border-right="none" fo:border-top="none" fo:border-bottom="4.99pt solid #2a6099" style:join-border="false"/>
      <style:text-properties fo:color="#336791" loext:opacity="100%"/>
    </style:style>
    <style:style style:name="User_20_Index_20_5" style:display-name="User Index 5" style:family="paragraph" style:parent-style-name="Index" style:class="index">
      <style:paragraph-properties fo:margin-left="0.7874in" fo:text-indent="0in" style:auto-text-indent="false">
        <style:tab-stops>
          <style:tab-stop style:position="6.7126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6.5161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size="17pt" style:font-size-asian="14.8500003814697pt" style:font-size-complex="17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3126in" fo:margin-bottom="0.3126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347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1T22:56:24.367238637</meta:creation-date>
    <dc:language>en-US</dc:language>
    <meta:editing-cycles>215</meta:editing-cycles>
    <meta:editing-duration>P1DT16H39M37S</meta:editing-duration>
    <meta:generator>LibreOffice/25.2.6.2$Linux_X86_64 LibreOffice_project/520$Build-2</meta:generator>
    <dc:title>First Style</dc:title>
    <dc:date>2025-12-01T23:08:37.121145560</dc:date>
    <meta:document-statistic meta:table-count="0" meta:image-count="0" meta:object-count="0" meta:page-count="37" meta:paragraph-count="703" meta:word-count="3622" meta:character-count="26696" meta:non-whitespace-character-count="23307"/>
    <meta:user-defined meta:name="AppVersion">15.0000</meta:user-defined>
    <meta:template xlink:type="simple" xlink:actuate="onRequest" xlink:title="First Style" xlink:href="../../Templates/First%20Style.ott" meta:date="2025-11-21T22:56:23.418199447"/>
  </office:meta>
</office:document-meta>
</file>